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álne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0.54pt solid #000000" fo:border-right="0.06pt solid #000000" fo:border-top="0.5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transparent" fo:border-left="0.54pt solid #000000" fo:border-right="0.06pt solid #000000" fo:border-top="0.06pt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06pt solid #000000" fo:background-color="transparent" fo:border-left="0.54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4pt solid #000000" fo:background-color="transparent" fo:border-left="0.54pt solid #000000" fo:border-right="0.06pt solid #000000" fo:border-top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5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aeb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žltá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zelená">
      <style:table-cell-properties fo:background-color="#94bd5e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červená">
      <style:table-cell-properties fo:background-color="#eb613d"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2" style:family="table-cell" style:parent-style-name="modrá">
      <style:table-cell-properties fo:background-color="#72aeb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červená">
      <style:table-cell-properties fo:border-bottom="0.54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21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order-bottom="0.54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5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3" style:family="table-cell" style:parent-style-name="Default" style:data-style-name="N40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40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40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b3b3b3" fo:font-weight="normal" style:font-weight-asian="normal" style:font-weight-complex="normal"/>
    </style:style>
    <style:style style:name="ce26" style:family="table-cell" style:parent-style-name="Default" style:data-style-name="N40">
      <style:table-cell-properties fo:border-bottom="0.54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color="#b3b3b3"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54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40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 style:data-style-name="N40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40">
      <style:table-cell-properties fo:border-bottom="0.54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5" table:default-cell-style-name="ce5"/>
        <table:table-column table:style-name="co5" table:number-columns-repeated="1015" table:default-cell-style-name="ce5"/>
        <table:table-row table:style-name="ro1">
          <table:table-cell table:style-name="ce1" office:value-type="string">
            <text:p>Místo</text:p>
          </table:table-cell>
          <table:table-cell table:style-name="ce6" office:value-type="string">
            <text:p>Značka</text:p>
          </table:table-cell>
          <table:table-cell table:style-name="ce6" office:value-type="string">
            <text:p>km</text:p>
          </table:table-cell>
          <table:table-cell table:style-name="ce22" office:value-type="string">
            <text:p>Δ km</text:p>
          </table:table-cell>
          <table:table-cell table:style-name="ce6" office:value-type="string">
            <text:p>4 km/h</text:p>
          </table:table-cell>
          <table:table-cell table:style-name="ce6" office:value-type="string">
            <text:p>5 km/h</text:p>
          </table:table-cell>
          <table:table-cell table:style-name="ce6" office:value-type="string">
            <text:p>6 km/h</text:p>
          </table:table-cell>
          <table:table-cell table:style-name="ce6" office:value-type="string">
            <text:p>7 km/h</text:p>
          </table:table-cell>
          <table:table-cell table:style-name="ce27" office:value-type="string">
            <text:p>8 km/h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ovosice ŽST</text:p>
          </table:table-cell>
          <table:table-cell table:style-name="ce7" office:value-type="string">
            <text:p>modrá</text:p>
          </table:table-cell>
          <table:table-cell table:number-columns-repeated="2" table:style-name="ce17" office:value-type="float" office:value="0">
            <text:p>0.0</text:p>
          </table:table-cell>
          <table:table-cell table:style-name="ce23" table:formula="of:=TIME(MOD(10+ROUNDDOWN([.$C2]/4);24);MOD(15+ROUND([.$C2]/(4/60);0);60);0)" office:value-type="time" office:time-value="PT10H15M00S">
            <text:p>10:15</text:p>
          </table:table-cell>
          <table:table-cell table:style-name="ce23" table:formula="of:=TIME(MOD(10+ROUNDDOWN([.$C2]/5);24);MOD(15+ROUND([.$C2]/(5/60);0);60);0)" office:value-type="time" office:time-value="PT10H15M00S">
            <text:p>10:15</text:p>
          </table:table-cell>
          <table:table-cell table:style-name="ce23" table:formula="of:=TIME(MOD(10+ROUNDDOWN([.$C2]/6);24);MOD(15+ROUND([.$C2]/(6/60);0);60);0)" office:value-type="time" office:time-value="PT10H15M00S">
            <text:p>10:15</text:p>
          </table:table-cell>
          <table:table-cell table:style-name="ce23" table:formula="of:=TIME(MOD(10+ROUNDDOWN([.$C2]/7);24);MOD(15+ROUND([.$C2]/(7/60);0);60);0)" office:value-type="time" office:time-value="PT10H15M00S">
            <text:p>10:15</text:p>
          </table:table-cell>
          <table:table-cell table:style-name="ce28" table:formula="of:=TIME(MOD(10+ROUNDDOWN([.$C2]/8);24);MOD(15+ROUND([.$C2]/(8/60);0);60);0)" office:value-type="time" office:time-value="PT10H15M00S">
            <text:p>10:1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ovosice, Beseda</text:p>
          </table:table-cell>
          <table:table-cell table:style-name="ce8" office:value-type="string">
            <text:p>zelená</text:p>
          </table:table-cell>
          <table:table-cell table:style-name="ce17" office:value-type="float" office:value="1">
            <text:p>1.0</text:p>
          </table:table-cell>
          <table:table-cell table:style-name="ce17" table:formula="of:=IF(NOT(ISBLANK([.C3]));[.C3]-[.C2];&quot;&quot;)" office:value-type="float" office:value="1">
            <text:p>1.0</text:p>
          </table:table-cell>
          <table:table-cell table:style-name="ce23" table:formula="of:=TIME(MOD(10+ROUNDDOWN([.$C3]/4);24);MOD(15+ROUND([.$C3]/(4/60);0);60);0)" office:value-type="time" office:time-value="PT10H30M00S">
            <text:p>10:30</text:p>
          </table:table-cell>
          <table:table-cell table:style-name="ce23" table:formula="of:=TIME(MOD(10+ROUNDDOWN([.$C3]/5);24);MOD(15+ROUND([.$C3]/(5/60);0);60);0)" office:value-type="time" office:time-value="PT10H27M00S">
            <text:p>10:27</text:p>
          </table:table-cell>
          <table:table-cell table:style-name="ce23" table:formula="of:=TIME(MOD(10+ROUNDDOWN([.$C3]/6);24);MOD(15+ROUND([.$C3]/(6/60);0);60);0)" office:value-type="time" office:time-value="PT10H25M00S">
            <text:p>10:25</text:p>
          </table:table-cell>
          <table:table-cell table:style-name="ce23" table:formula="of:=TIME(MOD(10+ROUNDDOWN([.$C3]/7);24);MOD(15+ROUND([.$C3]/(7/60);0);60);0)" office:value-type="time" office:time-value="PT10H24M00S">
            <text:p>10:24</text:p>
          </table:table-cell>
          <table:table-cell table:style-name="ce28" table:formula="of:=TIME(MOD(10+ROUNDDOWN([.$C3]/8);24);MOD(15+ROUND([.$C3]/(8/60);0);60);0)" office:value-type="time" office:time-value="PT10H23M00S">
            <text:p>10:2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ovoš tur. ch. (vrchol)</text:p>
          </table:table-cell>
          <table:table-cell table:style-name="ce7" office:value-type="string">
            <text:p>modrá</text:p>
          </table:table-cell>
          <table:table-cell table:style-name="ce17" office:value-type="float" office:value="4.7">
            <text:p>4.7</text:p>
          </table:table-cell>
          <table:table-cell table:style-name="ce17" table:formula="of:=IF(NOT(ISBLANK([.C4]));[.C4]-[.C3];&quot;&quot;)" office:value-type="float" office:value="3.7">
            <text:p>3.7</text:p>
          </table:table-cell>
          <table:table-cell table:style-name="ce23" table:formula="of:=TIME(MOD(10+ROUNDDOWN([.$C4]/4);24);MOD(15+ROUND([.$C4]/(4/60);0);60);0)" office:value-type="time" office:time-value="PT11H26M00S">
            <text:p>11:26</text:p>
          </table:table-cell>
          <table:table-cell table:style-name="ce23" table:formula="of:=TIME(MOD(10+ROUNDDOWN([.$C4]/5);24);MOD(15+ROUND([.$C4]/(5/60);0);60);0)" office:value-type="time" office:time-value="PT10H11M00S">
            <text:p>10:11</text:p>
          </table:table-cell>
          <table:table-cell table:style-name="ce23" table:formula="of:=TIME(MOD(10+ROUNDDOWN([.$C4]/6);24);MOD(15+ROUND([.$C4]/(6/60);0);60);0)" office:value-type="time" office:time-value="PT10H02M00S">
            <text:p>10:02</text:p>
          </table:table-cell>
          <table:table-cell table:style-name="ce23" table:formula="of:=TIME(MOD(10+ROUNDDOWN([.$C4]/7);24);MOD(15+ROUND([.$C4]/(7/60);0);60);0)" office:value-type="time" office:time-value="PT10H55M00S">
            <text:p>10:55</text:p>
          </table:table-cell>
          <table:table-cell table:style-name="ce28" table:formula="of:=TIME(MOD(10+ROUNDDOWN([.$C4]/8);24);MOD(15+ROUND([.$C4]/(8/60);0);60);0)" office:value-type="time" office:time-value="PT10H50M00S">
            <text:p>10: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od Lovošem, rozc.</text:p>
          </table:table-cell>
          <table:table-cell table:style-name="ce9" office:value-type="string">
            <text:p>žlutá</text:p>
          </table:table-cell>
          <table:table-cell table:style-name="ce17" office:value-type="float" office:value="5.9">
            <text:p>5.9</text:p>
          </table:table-cell>
          <table:table-cell table:style-name="ce17" table:formula="of:=IF(NOT(ISBLANK([.C5]));[.C5]-[.C4];&quot;&quot;)" office:value-type="float" office:value="1.2">
            <text:p>1.2</text:p>
          </table:table-cell>
          <table:table-cell table:style-name="ce23" table:formula="of:=TIME(MOD(10+ROUNDDOWN([.$C5]/4);24);MOD(15+ROUND([.$C5]/(4/60);0);60);0)" office:value-type="time" office:time-value="PT11H44M00S">
            <text:p>11:44</text:p>
          </table:table-cell>
          <table:table-cell table:style-name="ce23" table:formula="of:=TIME(MOD(10+ROUNDDOWN([.$C5]/5);24);MOD(15+ROUND([.$C5]/(5/60);0);60);0)" office:value-type="time" office:time-value="PT11H26M00S">
            <text:p>11:26</text:p>
          </table:table-cell>
          <table:table-cell table:style-name="ce23" table:formula="of:=TIME(MOD(10+ROUNDDOWN([.$C5]/6);24);MOD(15+ROUND([.$C5]/(6/60);0);60);0)" office:value-type="time" office:time-value="PT10H14M00S">
            <text:p>10:14</text:p>
          </table:table-cell>
          <table:table-cell table:style-name="ce23" table:formula="of:=TIME(MOD(10+ROUNDDOWN([.$C5]/7);24);MOD(15+ROUND([.$C5]/(7/60);0);60);0)" office:value-type="time" office:time-value="PT10H06M00S">
            <text:p>10:06</text:p>
          </table:table-cell>
          <table:table-cell table:style-name="ce28" table:formula="of:=TIME(MOD(10+ROUNDDOWN([.$C5]/8);24);MOD(15+ROUND([.$C5]/(8/60);0);60);0)" office:value-type="time" office:time-value="PT10H59M00S">
            <text:p>10:5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ežný újezd, rozc.</text:p>
          </table:table-cell>
          <table:table-cell table:style-name="ce9" office:value-type="string">
            <text:p>žlutá</text:p>
          </table:table-cell>
          <table:table-cell table:style-name="ce17" office:value-type="float" office:value="8.4">
            <text:p>8.4</text:p>
          </table:table-cell>
          <table:table-cell table:style-name="ce17" table:formula="of:=IF(NOT(ISBLANK([.C6]));[.C6]-[.C5];&quot;&quot;)" office:value-type="float" office:value="2.5">
            <text:p>2.5</text:p>
          </table:table-cell>
          <table:table-cell table:style-name="ce23" table:formula="of:=TIME(MOD(10+ROUNDDOWN([.$C6]/4);24);MOD(15+ROUND([.$C6]/(4/60);0);60);0)" office:value-type="time" office:time-value="PT12H21M00S">
            <text:p>12:21</text:p>
          </table:table-cell>
          <table:table-cell table:style-name="ce23" table:formula="of:=TIME(MOD(10+ROUNDDOWN([.$C6]/5);24);MOD(15+ROUND([.$C6]/(5/60);0);60);0)" office:value-type="time" office:time-value="PT11H56M00S">
            <text:p>11:56</text:p>
          </table:table-cell>
          <table:table-cell table:style-name="ce23" table:formula="of:=TIME(MOD(10+ROUNDDOWN([.$C6]/6);24);MOD(15+ROUND([.$C6]/(6/60);0);60);0)" office:value-type="time" office:time-value="PT11H39M00S">
            <text:p>11:39</text:p>
          </table:table-cell>
          <table:table-cell table:style-name="ce23" table:formula="of:=TIME(MOD(10+ROUNDDOWN([.$C6]/7);24);MOD(15+ROUND([.$C6]/(7/60);0);60);0)" office:value-type="time" office:time-value="PT11H27M00S">
            <text:p>11:27</text:p>
          </table:table-cell>
          <table:table-cell table:style-name="ce28" table:formula="of:=TIME(MOD(10+ROUNDDOWN([.$C6]/8);24);MOD(15+ROUND([.$C6]/(8/60);0);60);0)" office:value-type="time" office:time-value="PT11H18M00S">
            <text:p>11:1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oreč</text:p>
          </table:table-cell>
          <table:table-cell table:style-name="ce9" office:value-type="string">
            <text:p>žlutá</text:p>
          </table:table-cell>
          <table:table-cell table:style-name="ce17" office:value-type="float" office:value="10.3">
            <text:p>10.3</text:p>
          </table:table-cell>
          <table:table-cell table:style-name="ce17" table:formula="of:=IF(NOT(ISBLANK([.C7]));[.C7]-[.C6];&quot;&quot;)" office:value-type="float" office:value="1.9">
            <text:p>1.9</text:p>
          </table:table-cell>
          <table:table-cell table:style-name="ce23" table:formula="of:=TIME(MOD(10+ROUNDDOWN([.$C7]/4);24);MOD(15+ROUND([.$C7]/(4/60);0);60);0)" office:value-type="time" office:time-value="PT12H50M00S">
            <text:p>12:50</text:p>
          </table:table-cell>
          <table:table-cell table:style-name="ce23" table:formula="of:=TIME(MOD(10+ROUNDDOWN([.$C7]/5);24);MOD(15+ROUND([.$C7]/(5/60);0);60);0)" office:value-type="time" office:time-value="PT12H19M00S">
            <text:p>12:19</text:p>
          </table:table-cell>
          <table:table-cell table:style-name="ce23" table:formula="of:=TIME(MOD(10+ROUNDDOWN([.$C7]/6);24);MOD(15+ROUND([.$C7]/(6/60);0);60);0)" office:value-type="time" office:time-value="PT11H58M00S">
            <text:p>11:58</text:p>
          </table:table-cell>
          <table:table-cell table:style-name="ce23" table:formula="of:=TIME(MOD(10+ROUNDDOWN([.$C7]/7);24);MOD(15+ROUND([.$C7]/(7/60);0);60);0)" office:value-type="time" office:time-value="PT11H43M00S">
            <text:p>11:43</text:p>
          </table:table-cell>
          <table:table-cell table:style-name="ce28" table:formula="of:=TIME(MOD(10+ROUNDDOWN([.$C7]/8);24);MOD(15+ROUND([.$C7]/(8/60);0);60);0)" office:value-type="time" office:time-value="PT11H32M00S">
            <text:p>11:3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Košťál, zříc.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2.6">
            <text:p>12.6</text:p>
          </table:table-cell>
          <table:table-cell table:style-name="ce17" table:formula="of:=IF(NOT(ISBLANK([.C8]));[.C8]-[.C7];&quot;&quot;)" office:value-type="float" office:value="2.3">
            <text:p>2.3</text:p>
          </table:table-cell>
          <table:table-cell table:style-name="ce23" table:formula="of:=TIME(MOD(10+ROUNDDOWN([.$C8]/4);24);MOD(15+ROUND([.$C8]/(4/60);0);60);0)" office:value-type="time" office:time-value="PT13H24M00S">
            <text:p>13:24</text:p>
          </table:table-cell>
          <table:table-cell table:style-name="ce23" table:formula="of:=TIME(MOD(10+ROUNDDOWN([.$C8]/5);24);MOD(15+ROUND([.$C8]/(5/60);0);60);0)" office:value-type="time" office:time-value="PT12H46M00S">
            <text:p>12:46</text:p>
          </table:table-cell>
          <table:table-cell table:style-name="ce23" table:formula="of:=TIME(MOD(10+ROUNDDOWN([.$C8]/6);24);MOD(15+ROUND([.$C8]/(6/60);0);60);0)" office:value-type="time" office:time-value="PT12H21M00S">
            <text:p>12:21</text:p>
          </table:table-cell>
          <table:table-cell table:style-name="ce23" table:formula="of:=TIME(MOD(10+ROUNDDOWN([.$C8]/7);24);MOD(15+ROUND([.$C8]/(7/60);0);60);0)" office:value-type="time" office:time-value="PT11H03M00S">
            <text:p>11:03</text:p>
          </table:table-cell>
          <table:table-cell table:style-name="ce28" table:formula="of:=TIME(MOD(10+ROUNDDOWN([.$C8]/8);24);MOD(15+ROUND([.$C8]/(8/60);0);60);0)" office:value-type="time" office:time-value="PT11H50M00S">
            <text:p>11: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Košťálov, zříc. (vrchol)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2.9">
            <text:p>12.9</text:p>
          </table:table-cell>
          <table:table-cell table:style-name="ce17" table:formula="of:=IF(NOT(ISBLANK([.C9]));[.C9]-[.C8];&quot;&quot;)" office:value-type="float" office:value="0.300000000000001">
            <text:p>0.3</text:p>
          </table:table-cell>
          <table:table-cell table:style-name="ce23" table:formula="of:=TIME(MOD(10+ROUNDDOWN([.$C9]/4);24);MOD(15+ROUND([.$C9]/(4/60);0);60);0)" office:value-type="time" office:time-value="PT13H29M00S">
            <text:p>13:29</text:p>
          </table:table-cell>
          <table:table-cell table:style-name="ce23" table:formula="of:=TIME(MOD(10+ROUNDDOWN([.$C9]/5);24);MOD(15+ROUND([.$C9]/(5/60);0);60);0)" office:value-type="time" office:time-value="PT12H50M00S">
            <text:p>12:50</text:p>
          </table:table-cell>
          <table:table-cell table:style-name="ce23" table:formula="of:=TIME(MOD(10+ROUNDDOWN([.$C9]/6);24);MOD(15+ROUND([.$C9]/(6/60);0);60);0)" office:value-type="time" office:time-value="PT12H24M00S">
            <text:p>12:24</text:p>
          </table:table-cell>
          <table:table-cell table:style-name="ce23" table:formula="of:=TIME(MOD(10+ROUNDDOWN([.$C9]/7);24);MOD(15+ROUND([.$C9]/(7/60);0);60);0)" office:value-type="time" office:time-value="PT11H06M00S">
            <text:p>11:06</text:p>
          </table:table-cell>
          <table:table-cell table:style-name="ce28" table:formula="of:=TIME(MOD(10+ROUNDDOWN([.$C9]/8);24);MOD(15+ROUND([.$C9]/(8/60);0);60);0)" office:value-type="time" office:time-value="PT11H52M00S">
            <text:p>11:5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Třebenice město, ŽST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5.3">
            <text:p>15.3</text:p>
          </table:table-cell>
          <table:table-cell table:style-name="ce17" table:formula="of:=IF(NOT(ISBLANK([.C10]));[.C10]-[.C9];&quot;&quot;)" office:value-type="float" office:value="2.4">
            <text:p>2.4</text:p>
          </table:table-cell>
          <table:table-cell table:style-name="ce23" table:formula="of:=TIME(MOD(10+ROUNDDOWN([.$C10]/4);24);MOD(15+ROUND([.$C10]/(4/60);0);60);0)" office:value-type="time" office:time-value="PT13H05M00S">
            <text:p>13:05</text:p>
          </table:table-cell>
          <table:table-cell table:style-name="ce23" table:formula="of:=TIME(MOD(10+ROUNDDOWN([.$C10]/5);24);MOD(15+ROUND([.$C10]/(5/60);0);60);0)" office:value-type="time" office:time-value="PT13H19M00S">
            <text:p>13:19</text:p>
          </table:table-cell>
          <table:table-cell table:style-name="ce23" table:formula="of:=TIME(MOD(10+ROUNDDOWN([.$C10]/6);24);MOD(15+ROUND([.$C10]/(6/60);0);60);0)" office:value-type="time" office:time-value="PT12H48M00S">
            <text:p>12:48</text:p>
          </table:table-cell>
          <table:table-cell table:style-name="ce23" table:formula="of:=TIME(MOD(10+ROUNDDOWN([.$C10]/7);24);MOD(15+ROUND([.$C10]/(7/60);0);60);0)" office:value-type="time" office:time-value="PT12H26M00S">
            <text:p>12:26</text:p>
          </table:table-cell>
          <table:table-cell table:style-name="ce28" table:formula="of:=TIME(MOD(10+ROUNDDOWN([.$C10]/8);24);MOD(15+ROUND([.$C10]/(8/60);0);60);0)" office:value-type="time" office:time-value="PT11H10M00S">
            <text:p>11:1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Třebenice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6.1">
            <text:p>16.1</text:p>
          </table:table-cell>
          <table:table-cell table:style-name="ce17" table:formula="of:=IF(NOT(ISBLANK([.C11]));[.C11]-[.C10];&quot;&quot;)" office:value-type="float" office:value="0.800000000000001">
            <text:p>0.8</text:p>
          </table:table-cell>
          <table:table-cell table:style-name="ce23" table:formula="of:=TIME(MOD(10+ROUNDDOWN([.$C11]/4);24);MOD(15+ROUND([.$C11]/(4/60);0);60);0)" office:value-type="time" office:time-value="PT14H17M00S">
            <text:p>14:17</text:p>
          </table:table-cell>
          <table:table-cell table:style-name="ce23" table:formula="of:=TIME(MOD(10+ROUNDDOWN([.$C11]/5);24);MOD(15+ROUND([.$C11]/(5/60);0);60);0)" office:value-type="time" office:time-value="PT13H28M00S">
            <text:p>13:28</text:p>
          </table:table-cell>
          <table:table-cell table:style-name="ce23" table:formula="of:=TIME(MOD(10+ROUNDDOWN([.$C11]/6);24);MOD(15+ROUND([.$C11]/(6/60);0);60);0)" office:value-type="time" office:time-value="PT12H56M00S">
            <text:p>12:56</text:p>
          </table:table-cell>
          <table:table-cell table:style-name="ce23" table:formula="of:=TIME(MOD(10+ROUNDDOWN([.$C11]/7);24);MOD(15+ROUND([.$C11]/(7/60);0);60);0)" office:value-type="time" office:time-value="PT12H33M00S">
            <text:p>12:33</text:p>
          </table:table-cell>
          <table:table-cell table:style-name="ce28" table:formula="of:=TIME(MOD(10+ROUNDDOWN([.$C11]/8);24);MOD(15+ROUND([.$C11]/(8/60);0);60);0)" office:value-type="time" office:time-value="PT12H16M00S">
            <text:p>12:1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edlec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21.1">
            <text:p>21.1</text:p>
          </table:table-cell>
          <table:table-cell table:style-name="ce17" table:formula="of:=IF(NOT(ISBLANK([.C12]));[.C12]-[.C11];&quot;&quot;)" office:value-type="float" office:value="5">
            <text:p>5.0</text:p>
          </table:table-cell>
          <table:table-cell table:style-name="ce23" table:formula="of:=TIME(MOD(10+ROUNDDOWN([.$C12]/4);24);MOD(15+ROUND([.$C12]/(4/60);0);60);0)" office:value-type="time" office:time-value="PT15H32M00S">
            <text:p>15:32</text:p>
          </table:table-cell>
          <table:table-cell table:style-name="ce23" table:formula="of:=TIME(MOD(10+ROUNDDOWN([.$C12]/5);24);MOD(15+ROUND([.$C12]/(5/60);0);60);0)" office:value-type="time" office:time-value="PT14H28M00S">
            <text:p>14:28</text:p>
          </table:table-cell>
          <table:table-cell table:style-name="ce23" table:formula="of:=TIME(MOD(10+ROUNDDOWN([.$C12]/6);24);MOD(15+ROUND([.$C12]/(6/60);0);60);0)" office:value-type="time" office:time-value="PT13H46M00S">
            <text:p>13:46</text:p>
          </table:table-cell>
          <table:table-cell table:style-name="ce23" table:formula="of:=TIME(MOD(10+ROUNDDOWN([.$C12]/7);24);MOD(15+ROUND([.$C12]/(7/60);0);60);0)" office:value-type="time" office:time-value="PT13H16M00S">
            <text:p>13:16</text:p>
          </table:table-cell>
          <table:table-cell table:style-name="ce28" table:formula="of:=TIME(MOD(10+ROUNDDOWN([.$C12]/8);24);MOD(15+ROUND([.$C12]/(8/60);0);60);0)" office:value-type="time" office:time-value="PT12H53M00S">
            <text:p>12: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azmburk, rozc.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22.9">
            <text:p>22.9</text:p>
          </table:table-cell>
          <table:table-cell table:style-name="ce17" table:formula="of:=IF(NOT(ISBLANK([.C13]));[.C13]-[.C12];&quot;&quot;)" office:value-type="float" office:value="1.8">
            <text:p>1.8</text:p>
          </table:table-cell>
          <table:table-cell table:style-name="ce23" table:formula="of:=TIME(MOD(10+ROUNDDOWN([.$C13]/4);24);MOD(15+ROUND([.$C13]/(4/60);0);60);0)" office:value-type="time" office:time-value="PT15H59M00S">
            <text:p>15:59</text:p>
          </table:table-cell>
          <table:table-cell table:style-name="ce23" table:formula="of:=TIME(MOD(10+ROUNDDOWN([.$C13]/5);24);MOD(15+ROUND([.$C13]/(5/60);0);60);0)" office:value-type="time" office:time-value="PT14H50M00S">
            <text:p>14:50</text:p>
          </table:table-cell>
          <table:table-cell table:style-name="ce23" table:formula="of:=TIME(MOD(10+ROUNDDOWN([.$C13]/6);24);MOD(15+ROUND([.$C13]/(6/60);0);60);0)" office:value-type="time" office:time-value="PT13H04M00S">
            <text:p>13:04</text:p>
          </table:table-cell>
          <table:table-cell table:style-name="ce23" table:formula="of:=TIME(MOD(10+ROUNDDOWN([.$C13]/7);24);MOD(15+ROUND([.$C13]/(7/60);0);60);0)" office:value-type="time" office:time-value="PT13H31M00S">
            <text:p>13:31</text:p>
          </table:table-cell>
          <table:table-cell table:style-name="ce28" table:formula="of:=TIME(MOD(10+ROUNDDOWN([.$C13]/8);24);MOD(15+ROUND([.$C13]/(8/60);0);60);0)" office:value-type="time" office:time-value="PT12H07M00S">
            <text:p>12:0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azmburk, zřícenina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23.6">
            <text:p>23.6</text:p>
          </table:table-cell>
          <table:table-cell table:style-name="ce17" table:formula="of:=IF(NOT(ISBLANK([.C14]));[.C14]-[.C13];&quot;&quot;)" office:value-type="float" office:value="0.700000000000003">
            <text:p>0.7</text:p>
          </table:table-cell>
          <table:table-cell table:style-name="ce23" table:formula="of:=TIME(MOD(10+ROUNDDOWN([.$C14]/4);24);MOD(15+ROUND([.$C14]/(4/60);0);60);0)" office:value-type="time" office:time-value="PT15H09M00S">
            <text:p>15:09</text:p>
          </table:table-cell>
          <table:table-cell table:style-name="ce23" table:formula="of:=TIME(MOD(10+ROUNDDOWN([.$C14]/5);24);MOD(15+ROUND([.$C14]/(5/60);0);60);0)" office:value-type="time" office:time-value="PT14H58M00S">
            <text:p>14:58</text:p>
          </table:table-cell>
          <table:table-cell table:style-name="ce23" table:formula="of:=TIME(MOD(10+ROUNDDOWN([.$C14]/6);24);MOD(15+ROUND([.$C14]/(6/60);0);60);0)" office:value-type="time" office:time-value="PT13H11M00S">
            <text:p>13:11</text:p>
          </table:table-cell>
          <table:table-cell table:style-name="ce23" table:formula="of:=TIME(MOD(10+ROUNDDOWN([.$C14]/7);24);MOD(15+ROUND([.$C14]/(7/60);0);60);0)" office:value-type="time" office:time-value="PT13H37M00S">
            <text:p>13:37</text:p>
          </table:table-cell>
          <table:table-cell table:style-name="ce28" table:formula="of:=TIME(MOD(10+ROUNDDOWN([.$C14]/8);24);MOD(15+ROUND([.$C14]/(8/60);0);60);0)" office:value-type="time" office:time-value="PT12H12M00S">
            <text:p>12: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ibochovice město, ŽST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27.9">
            <text:p>27.9</text:p>
          </table:table-cell>
          <table:table-cell table:style-name="ce17" table:formula="of:=IF(NOT(ISBLANK([.C15]));[.C15]-[.C14];&quot;&quot;)" office:value-type="float" office:value="4.3">
            <text:p>4.3</text:p>
          </table:table-cell>
          <table:table-cell table:style-name="ce23" table:formula="of:=TIME(MOD(10+ROUNDDOWN([.$C15]/4);24);MOD(15+ROUND([.$C15]/(4/60);0);60);0)" office:value-type="time" office:time-value="PT16H14M00S">
            <text:p>16:14</text:p>
          </table:table-cell>
          <table:table-cell table:style-name="ce23" table:formula="of:=TIME(MOD(10+ROUNDDOWN([.$C15]/5);24);MOD(15+ROUND([.$C15]/(5/60);0);60);0)" office:value-type="time" office:time-value="PT15H50M00S">
            <text:p>15:50</text:p>
          </table:table-cell>
          <table:table-cell table:style-name="ce23" table:formula="of:=TIME(MOD(10+ROUNDDOWN([.$C15]/6);24);MOD(15+ROUND([.$C15]/(6/60);0);60);0)" office:value-type="time" office:time-value="PT14H54M00S">
            <text:p>14:54</text:p>
          </table:table-cell>
          <table:table-cell table:style-name="ce23" table:formula="of:=TIME(MOD(10+ROUNDDOWN([.$C15]/7);24);MOD(15+ROUND([.$C15]/(7/60);0);60);0)" office:value-type="time" office:time-value="PT13H14M00S">
            <text:p>13:14</text:p>
          </table:table-cell>
          <table:table-cell table:style-name="ce28" table:formula="of:=TIME(MOD(10+ROUNDDOWN([.$C15]/8);24);MOD(15+ROUND([.$C15]/(8/60);0);60);0)" office:value-type="time" office:time-value="PT13H44M00S">
            <text:p>13: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ibochovice, most</text:p>
          </table:table-cell>
          <table:table-cell table:style-name="ce12" office:value-type="string">
            <text:p>modrá</text:p>
          </table:table-cell>
          <table:table-cell table:style-name="ce17" office:value-type="float" office:value="28.7">
            <text:p>28.7</text:p>
          </table:table-cell>
          <table:table-cell table:style-name="ce17" table:formula="of:=IF(NOT(ISBLANK([.C16]));[.C16]-[.C15];&quot;&quot;)" office:value-type="float" office:value="0.800000000000001">
            <text:p>0.8</text:p>
          </table:table-cell>
          <table:table-cell table:style-name="ce23" table:formula="of:=TIME(MOD(10+ROUNDDOWN([.$C16]/4);24);MOD(15+ROUND([.$C16]/(4/60);0);60);0)" office:value-type="time" office:time-value="PT17H26M00S">
            <text:p>17:26</text:p>
          </table:table-cell>
          <table:table-cell table:style-name="ce23" table:formula="of:=TIME(MOD(10+ROUNDDOWN([.$C16]/5);24);MOD(15+ROUND([.$C16]/(5/60);0);60);0)" office:value-type="time" office:time-value="PT15H59M00S">
            <text:p>15:59</text:p>
          </table:table-cell>
          <table:table-cell table:style-name="ce23" table:formula="of:=TIME(MOD(10+ROUNDDOWN([.$C16]/6);24);MOD(15+ROUND([.$C16]/(6/60);0);60);0)" office:value-type="time" office:time-value="PT14H02M00S">
            <text:p>14:02</text:p>
          </table:table-cell>
          <table:table-cell table:style-name="ce23" table:formula="of:=TIME(MOD(10+ROUNDDOWN([.$C16]/7);24);MOD(15+ROUND([.$C16]/(7/60);0);60);0)" office:value-type="time" office:time-value="PT14H21M00S">
            <text:p>14:21</text:p>
          </table:table-cell>
          <table:table-cell table:style-name="ce28" table:formula="of:=TIME(MOD(10+ROUNDDOWN([.$C16]/8);24);MOD(15+ROUND([.$C16]/(8/60);0);60);0)" office:value-type="time" office:time-value="PT13H50M00S">
            <text:p>13: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orka</text:p>
          </table:table-cell>
          <table:table-cell table:style-name="ce12" office:value-type="string">
            <text:p>modrá</text:p>
          </table:table-cell>
          <table:table-cell table:style-name="ce17" office:value-type="float" office:value="33.4">
            <text:p>33.4</text:p>
          </table:table-cell>
          <table:table-cell table:style-name="ce17" table:formula="of:=IF(NOT(ISBLANK([.C17]));[.C17]-[.C16];&quot;&quot;)" office:value-type="float" office:value="4.7">
            <text:p>4.7</text:p>
          </table:table-cell>
          <table:table-cell table:style-name="ce23" table:formula="of:=TIME(MOD(10+ROUNDDOWN([.$C17]/4);24);MOD(15+ROUND([.$C17]/(4/60);0);60);0)" office:value-type="time" office:time-value="PT18H36M00S">
            <text:p>18:36</text:p>
          </table:table-cell>
          <table:table-cell table:style-name="ce23" table:formula="of:=TIME(MOD(10+ROUNDDOWN([.$C17]/5);24);MOD(15+ROUND([.$C17]/(5/60);0);60);0)" office:value-type="time" office:time-value="PT16H56M00S">
            <text:p>16:56</text:p>
          </table:table-cell>
          <table:table-cell table:style-name="ce23" table:formula="of:=TIME(MOD(10+ROUNDDOWN([.$C17]/6);24);MOD(15+ROUND([.$C17]/(6/60);0);60);0)" office:value-type="time" office:time-value="PT15H49M00S">
            <text:p>15:49</text:p>
          </table:table-cell>
          <table:table-cell table:style-name="ce23" table:formula="of:=TIME(MOD(10+ROUNDDOWN([.$C17]/7);24);MOD(15+ROUND([.$C17]/(7/60);0);60);0)" office:value-type="time" office:time-value="PT14H01M00S">
            <text:p>14:01</text:p>
          </table:table-cell>
          <table:table-cell table:style-name="ce28" table:formula="of:=TIME(MOD(10+ROUNDDOWN([.$C17]/8);24);MOD(15+ROUND([.$C17]/(8/60);0);60);0)" office:value-type="time" office:time-value="PT14H26M00S">
            <text:p>14:2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hrastín</text:p>
          </table:table-cell>
          <table:table-cell table:style-name="ce12" office:value-type="string">
            <text:p>modrá</text:p>
          </table:table-cell>
          <table:table-cell table:style-name="ce17" office:value-type="float" office:value="37.1">
            <text:p>37.1</text:p>
          </table:table-cell>
          <table:table-cell table:style-name="ce17" table:formula="of:=IF(NOT(ISBLANK([.C18]));[.C18]-[.C17];&quot;&quot;)" office:value-type="float" office:value="3.7">
            <text:p>3.7</text:p>
          </table:table-cell>
          <table:table-cell table:style-name="ce23" table:formula="of:=TIME(MOD(10+ROUNDDOWN([.$C18]/4);24);MOD(15+ROUND([.$C18]/(4/60);0);60);0)" office:value-type="time" office:time-value="PT19H32M00S">
            <text:p>19:32</text:p>
          </table:table-cell>
          <table:table-cell table:style-name="ce23" table:formula="of:=TIME(MOD(10+ROUNDDOWN([.$C18]/5);24);MOD(15+ROUND([.$C18]/(5/60);0);60);0)" office:value-type="time" office:time-value="PT17H40M00S">
            <text:p>17:40</text:p>
          </table:table-cell>
          <table:table-cell table:style-name="ce23" table:formula="of:=TIME(MOD(10+ROUNDDOWN([.$C18]/6);24);MOD(15+ROUND([.$C18]/(6/60);0);60);0)" office:value-type="time" office:time-value="PT16H26M00S">
            <text:p>16:26</text:p>
          </table:table-cell>
          <table:table-cell table:style-name="ce23" table:formula="of:=TIME(MOD(10+ROUNDDOWN([.$C18]/7);24);MOD(15+ROUND([.$C18]/(7/60);0);60);0)" office:value-type="time" office:time-value="PT15H33M00S">
            <text:p>15:33</text:p>
          </table:table-cell>
          <table:table-cell table:style-name="ce28" table:formula="of:=TIME(MOD(10+ROUNDDOWN([.$C18]/8);24);MOD(15+ROUND([.$C18]/(8/60);0);60);0)" office:value-type="time" office:time-value="PT14H53M00S">
            <text:p>14: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ldřichův dub, rozc.</text:p>
          </table:table-cell>
          <table:table-cell table:style-name="ce12" office:value-type="string">
            <text:p>modrá</text:p>
          </table:table-cell>
          <table:table-cell table:style-name="ce17" office:value-type="float" office:value="39.6">
            <text:p>39.6</text:p>
          </table:table-cell>
          <table:table-cell table:style-name="ce17" table:formula="of:=IF(NOT(ISBLANK([.C19]));[.C19]-[.C18];&quot;&quot;)" office:value-type="float" office:value="2.5">
            <text:p>2.5</text:p>
          </table:table-cell>
          <table:table-cell table:style-name="ce23" table:formula="of:=TIME(MOD(10+ROUNDDOWN([.$C19]/4);24);MOD(15+ROUND([.$C19]/(4/60);0);60);0)" office:value-type="time" office:time-value="PT19H09M00S">
            <text:p>19:09</text:p>
          </table:table-cell>
          <table:table-cell table:style-name="ce23" table:formula="of:=TIME(MOD(10+ROUNDDOWN([.$C19]/5);24);MOD(15+ROUND([.$C19]/(5/60);0);60);0)" office:value-type="time" office:time-value="PT17H10M00S">
            <text:p>17:10</text:p>
          </table:table-cell>
          <table:table-cell table:style-name="ce23" table:formula="of:=TIME(MOD(10+ROUNDDOWN([.$C19]/6);24);MOD(15+ROUND([.$C19]/(6/60);0);60);0)" office:value-type="time" office:time-value="PT16H51M00S">
            <text:p>16:51</text:p>
          </table:table-cell>
          <table:table-cell table:style-name="ce23" table:formula="of:=TIME(MOD(10+ROUNDDOWN([.$C19]/7);24);MOD(15+ROUND([.$C19]/(7/60);0);60);0)" office:value-type="time" office:time-value="PT15H54M00S">
            <text:p>15:54</text:p>
          </table:table-cell>
          <table:table-cell table:style-name="ce28" table:formula="of:=TIME(MOD(10+ROUNDDOWN([.$C19]/8);24);MOD(15+ROUND([.$C19]/(8/60);0);60);0)" office:value-type="time" office:time-value="PT14H12M00S">
            <text:p>14:1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eruc, rozc.</text:p>
          </table:table-cell>
          <table:table-cell table:style-name="ce13" office:value-type="string">
            <text:p>silnice</text:p>
          </table:table-cell>
          <table:table-cell table:style-name="ce17" office:value-type="float" office:value="40.3">
            <text:p>40.3</text:p>
          </table:table-cell>
          <table:table-cell table:style-name="ce17" table:formula="of:=IF(NOT(ISBLANK([.C20]));[.C20]-[.C19];&quot;&quot;)" office:value-type="float" office:value="0.699999999999996">
            <text:p>0.7</text:p>
          </table:table-cell>
          <table:table-cell table:style-name="ce23" table:formula="of:=TIME(MOD(10+ROUNDDOWN([.$C20]/4);24);MOD(15+ROUND([.$C20]/(4/60);0);60);0)" office:value-type="time" office:time-value="PT20H20M00S">
            <text:p>20:20</text:p>
          </table:table-cell>
          <table:table-cell table:style-name="ce23" table:formula="of:=TIME(MOD(10+ROUNDDOWN([.$C20]/5);24);MOD(15+ROUND([.$C20]/(5/60);0);60);0)" office:value-type="time" office:time-value="PT18H19M00S">
            <text:p>18:19</text:p>
          </table:table-cell>
          <table:table-cell table:style-name="ce23" table:formula="of:=TIME(MOD(10+ROUNDDOWN([.$C20]/6);24);MOD(15+ROUND([.$C20]/(6/60);0);60);0)" office:value-type="time" office:time-value="PT16H58M00S">
            <text:p>16:58</text:p>
          </table:table-cell>
          <table:table-cell table:style-name="ce23" table:formula="of:=TIME(MOD(10+ROUNDDOWN([.$C20]/7);24);MOD(15+ROUND([.$C20]/(7/60);0);60);0)" office:value-type="time" office:time-value="PT15H00M00S">
            <text:p>15:00</text:p>
          </table:table-cell>
          <table:table-cell table:style-name="ce28" table:formula="of:=TIME(MOD(10+ROUNDDOWN([.$C20]/8);24);MOD(15+ROUND([.$C20]/(8/60);0);60);0)" office:value-type="time" office:time-value="PT15H17M00S">
            <text:p>15:1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řivčice, menhir</text:p>
          </table:table-cell>
          <table:table-cell table:style-name="ce13" office:value-type="string">
            <text:p>silnice</text:p>
          </table:table-cell>
          <table:table-cell table:style-name="ce17" office:value-type="float" office:value="43.7">
            <text:p>43.7</text:p>
          </table:table-cell>
          <table:table-cell table:style-name="ce17" table:formula="of:=IF(NOT(ISBLANK([.C21]));[.C21]-[.C20];&quot;&quot;)" office:value-type="float" office:value="3.40000000000001">
            <text:p>3.4</text:p>
          </table:table-cell>
          <table:table-cell table:style-name="ce23" table:formula="of:=TIME(MOD(10+ROUNDDOWN([.$C21]/4);24);MOD(15+ROUND([.$C21]/(4/60);0);60);0)" office:value-type="time" office:time-value="PT20H11M00S">
            <text:p>20:11</text:p>
          </table:table-cell>
          <table:table-cell table:style-name="ce23" table:formula="of:=TIME(MOD(10+ROUNDDOWN([.$C21]/5);24);MOD(15+ROUND([.$C21]/(5/60);0);60);0)" office:value-type="time" office:time-value="PT18H59M00S">
            <text:p>18:59</text:p>
          </table:table-cell>
          <table:table-cell table:style-name="ce23" table:formula="of:=TIME(MOD(10+ROUNDDOWN([.$C21]/6);24);MOD(15+ROUND([.$C21]/(6/60);0);60);0)" office:value-type="time" office:time-value="PT17H32M00S">
            <text:p>17:32</text:p>
          </table:table-cell>
          <table:table-cell table:style-name="ce23" table:formula="of:=TIME(MOD(10+ROUNDDOWN([.$C21]/7);24);MOD(15+ROUND([.$C21]/(7/60);0);60);0)" office:value-type="time" office:time-value="PT16H30M00S">
            <text:p>16:30</text:p>
          </table:table-cell>
          <table:table-cell table:style-name="ce28" table:formula="of:=TIME(MOD(10+ROUNDDOWN([.$C21]/8);24);MOD(15+ROUND([.$C21]/(8/60);0);60);0)" office:value-type="time" office:time-value="PT15H43M00S">
            <text:p>15:4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Vrbno nad Lesy, přejezd</text:p>
          </table:table-cell>
          <table:table-cell table:style-name="ce13" office:value-type="string">
            <text:p>silnice</text:p>
          </table:table-cell>
          <table:table-cell table:style-name="ce17" office:value-type="float" office:value="44.6">
            <text:p>44.6</text:p>
          </table:table-cell>
          <table:table-cell table:style-name="ce17" table:formula="of:=IF(NOT(ISBLANK([.C22]));[.C22]-[.C21];&quot;&quot;)" office:value-type="float" office:value="0.899999999999999">
            <text:p>0.9</text:p>
          </table:table-cell>
          <table:table-cell table:style-name="ce23" table:formula="of:=TIME(MOD(10+ROUNDDOWN([.$C22]/4);24);MOD(15+ROUND([.$C22]/(4/60);0);60);0)" office:value-type="time" office:time-value="PT21H24M00S">
            <text:p>21:24</text:p>
          </table:table-cell>
          <table:table-cell table:style-name="ce23" table:formula="of:=TIME(MOD(10+ROUNDDOWN([.$C22]/5);24);MOD(15+ROUND([.$C22]/(5/60);0);60);0)" office:value-type="time" office:time-value="PT18H10M00S">
            <text:p>18:10</text:p>
          </table:table-cell>
          <table:table-cell table:style-name="ce23" table:formula="of:=TIME(MOD(10+ROUNDDOWN([.$C22]/6);24);MOD(15+ROUND([.$C22]/(6/60);0);60);0)" office:value-type="time" office:time-value="PT17H41M00S">
            <text:p>17:41</text:p>
          </table:table-cell>
          <table:table-cell table:style-name="ce23" table:formula="of:=TIME(MOD(10+ROUNDDOWN([.$C22]/7);24);MOD(15+ROUND([.$C22]/(7/60);0);60);0)" office:value-type="time" office:time-value="PT16H37M00S">
            <text:p>16:37</text:p>
          </table:table-cell>
          <table:table-cell table:style-name="ce28" table:formula="of:=TIME(MOD(10+ROUNDDOWN([.$C22]/8);24);MOD(15+ROUND([.$C22]/(8/60);0);60);0)" office:value-type="time" office:time-value="PT15H50M00S">
            <text:p>15: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nenský Týnec, rozc.</text:p>
          </table:table-cell>
          <table:table-cell table:style-name="ce12" office:value-type="string">
            <text:p>modrá</text:p>
          </table:table-cell>
          <table:table-cell table:style-name="ce17" office:value-type="float" office:value="48.5">
            <text:p>48.5</text:p>
          </table:table-cell>
          <table:table-cell table:style-name="ce17" table:formula="of:=IF(NOT(ISBLANK([.C23]));[.C23]-[.C22];&quot;&quot;)" office:value-type="float" office:value="3.9">
            <text:p>3.9</text:p>
          </table:table-cell>
          <table:table-cell table:style-name="ce23" table:formula="of:=TIME(MOD(10+ROUNDDOWN([.$C23]/4);24);MOD(15+ROUND([.$C23]/(4/60);0);60);0)" office:value-type="time" office:time-value="PT22H23M00S">
            <text:p>22:23</text:p>
          </table:table-cell>
          <table:table-cell table:style-name="ce23" table:formula="of:=TIME(MOD(10+ROUNDDOWN([.$C23]/5);24);MOD(15+ROUND([.$C23]/(5/60);0);60);0)" office:value-type="time" office:time-value="PT19H57M00S">
            <text:p>19:57</text:p>
          </table:table-cell>
          <table:table-cell table:style-name="ce23" table:formula="of:=TIME(MOD(10+ROUNDDOWN([.$C23]/6);24);MOD(15+ROUND([.$C23]/(6/60);0);60);0)" office:value-type="time" office:time-value="PT18H20M00S">
            <text:p>18:20</text:p>
          </table:table-cell>
          <table:table-cell table:style-name="ce23" table:formula="of:=TIME(MOD(10+ROUNDDOWN([.$C23]/7);24);MOD(15+ROUND([.$C23]/(7/60);0);60);0)" office:value-type="time" office:time-value="PT16H11M00S">
            <text:p>16:11</text:p>
          </table:table-cell>
          <table:table-cell table:style-name="ce28" table:formula="of:=TIME(MOD(10+ROUNDDOWN([.$C23]/8);24);MOD(15+ROUND([.$C23]/(8/60);0);60);0)" office:value-type="time" office:time-value="PT16H19M00S">
            <text:p>16:1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Žerotín, rozc.</text:p>
          </table:table-cell>
          <table:table-cell table:style-name="ce10" office:value-type="string">
            <text:p>zelená</text:p>
          </table:table-cell>
          <table:table-cell table:style-name="ce17" office:value-type="float" office:value="50">
            <text:p>50.0</text:p>
          </table:table-cell>
          <table:table-cell table:style-name="ce17" table:formula="of:=IF(NOT(ISBLANK([.C24]));[.C24]-[.C23];&quot;&quot;)" office:value-type="float" office:value="1.5">
            <text:p>1.5</text:p>
          </table:table-cell>
          <table:table-cell table:style-name="ce23" table:formula="of:=TIME(MOD(10+ROUNDDOWN([.$C24]/4);24);MOD(15+ROUND([.$C24]/(4/60);0);60);0)" office:value-type="time" office:time-value="PT22H45M00S">
            <text:p>22:45</text:p>
          </table:table-cell>
          <table:table-cell table:style-name="ce23" table:formula="of:=TIME(MOD(10+ROUNDDOWN([.$C24]/5);24);MOD(15+ROUND([.$C24]/(5/60);0);60);0)" office:value-type="time" office:time-value="PT20H15M00S">
            <text:p>20:15</text:p>
          </table:table-cell>
          <table:table-cell table:style-name="ce23" table:formula="of:=TIME(MOD(10+ROUNDDOWN([.$C24]/6);24);MOD(15+ROUND([.$C24]/(6/60);0);60);0)" office:value-type="time" office:time-value="PT18H35M00S">
            <text:p>18:35</text:p>
          </table:table-cell>
          <table:table-cell table:style-name="ce23" table:formula="of:=TIME(MOD(10+ROUNDDOWN([.$C24]/7);24);MOD(15+ROUND([.$C24]/(7/60);0);60);0)" office:value-type="time" office:time-value="PT17H24M00S">
            <text:p>17:24</text:p>
          </table:table-cell>
          <table:table-cell table:style-name="ce28" table:formula="of:=TIME(MOD(10+ROUNDDOWN([.$C24]/8);24);MOD(15+ROUND([.$C24]/(8/60);0);60);0)" office:value-type="time" office:time-value="PT16H30M00S">
            <text:p>16: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Žerotínská studánka</text:p>
          </table:table-cell>
          <table:table-cell table:style-name="ce10" office:value-type="string">
            <text:p>zelená</text:p>
          </table:table-cell>
          <table:table-cell table:style-name="ce17" office:value-type="float" office:value="50.7">
            <text:p>50.7</text:p>
          </table:table-cell>
          <table:table-cell table:style-name="ce17" table:formula="of:=IF(NOT(ISBLANK([.C25]));[.C25]-[.C24];&quot;&quot;)" office:value-type="float" office:value="0.700000000000003">
            <text:p>0.7</text:p>
          </table:table-cell>
          <table:table-cell table:style-name="ce23" table:formula="of:=TIME(MOD(10+ROUNDDOWN([.$C25]/4);24);MOD(15+ROUND([.$C25]/(4/60);0);60);0)" office:value-type="time" office:time-value="PT22H56M00S">
            <text:p>22:56</text:p>
          </table:table-cell>
          <table:table-cell table:style-name="ce23" table:formula="of:=TIME(MOD(10+ROUNDDOWN([.$C25]/5);24);MOD(15+ROUND([.$C25]/(5/60);0);60);0)" office:value-type="time" office:time-value="PT20H23M00S">
            <text:p>20:23</text:p>
          </table:table-cell>
          <table:table-cell table:style-name="ce23" table:formula="of:=TIME(MOD(10+ROUNDDOWN([.$C25]/6);24);MOD(15+ROUND([.$C25]/(6/60);0);60);0)" office:value-type="time" office:time-value="PT18H42M00S">
            <text:p>18:42</text:p>
          </table:table-cell>
          <table:table-cell table:style-name="ce23" table:formula="of:=TIME(MOD(10+ROUNDDOWN([.$C25]/7);24);MOD(15+ROUND([.$C25]/(7/60);0);60);0)" office:value-type="time" office:time-value="PT17H30M00S">
            <text:p>17:30</text:p>
          </table:table-cell>
          <table:table-cell table:style-name="ce28" table:formula="of:=TIME(MOD(10+ROUNDDOWN([.$C25]/8);24);MOD(15+ROUND([.$C25]/(8/60);0);60);0)" office:value-type="time" office:time-value="PT16H35M00S">
            <text:p>16:3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U křížku</text:p>
          </table:table-cell>
          <table:table-cell table:style-name="ce10" office:value-type="string">
            <text:p>zelená</text:p>
          </table:table-cell>
          <table:table-cell table:style-name="ce17" office:value-type="float" office:value="54.9">
            <text:p>54.9</text:p>
          </table:table-cell>
          <table:table-cell table:style-name="ce17" table:formula="of:=IF(NOT(ISBLANK([.C26]));[.C26]-[.C25];&quot;&quot;)" office:value-type="float" office:value="4.2">
            <text:p>4.2</text:p>
          </table:table-cell>
          <table:table-cell table:style-name="ce23" table:formula="of:=TIME(MOD(10+ROUNDDOWN([.$C26]/4);24);MOD(15+ROUND([.$C26]/(4/60);0);60);0)" office:value-type="time" office:time-value="PT23H59M00S">
            <text:p>23:59</text:p>
          </table:table-cell>
          <table:table-cell table:style-name="ce23" table:formula="of:=TIME(MOD(10+ROUNDDOWN([.$C26]/5);24);MOD(15+ROUND([.$C26]/(5/60);0);60);0)" office:value-type="time" office:time-value="PT20H14M00S">
            <text:p>20:14</text:p>
          </table:table-cell>
          <table:table-cell table:style-name="ce23" table:formula="of:=TIME(MOD(10+ROUNDDOWN([.$C26]/6);24);MOD(15+ROUND([.$C26]/(6/60);0);60);0)" office:value-type="time" office:time-value="PT19H24M00S">
            <text:p>19:24</text:p>
          </table:table-cell>
          <table:table-cell table:style-name="ce23" table:formula="of:=TIME(MOD(10+ROUNDDOWN([.$C26]/7);24);MOD(15+ROUND([.$C26]/(7/60);0);60);0)" office:value-type="time" office:time-value="PT17H06M00S">
            <text:p>17:06</text:p>
          </table:table-cell>
          <table:table-cell table:style-name="ce28" table:formula="of:=TIME(MOD(10+ROUNDDOWN([.$C26]/8);24);MOD(15+ROUND([.$C26]/(8/60);0);60);0)" office:value-type="time" office:time-value="PT16H07M00S">
            <text:p>16:0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Čertovka</text:p>
          </table:table-cell>
          <table:table-cell table:style-name="ce10" office:value-type="string">
            <text:p>zelená</text:p>
          </table:table-cell>
          <table:table-cell table:style-name="ce17" office:value-type="float" office:value="56.2">
            <text:p>56.2</text:p>
          </table:table-cell>
          <table:table-cell table:style-name="ce17" table:formula="of:=IF(NOT(ISBLANK([.C27]));[.C27]-[.C26];&quot;&quot;)" office:value-type="float" office:value="1.3">
            <text:p>1.3</text:p>
          </table:table-cell>
          <table:table-cell table:style-name="ce23" table:formula="of:=TIME(MOD(10+ROUNDDOWN([.$C27]/4);24);MOD(15+ROUND([.$C27]/(4/60);0);60);0)" office:value-type="time" office:time-value="PT00H18M00S">
            <text:p>00:18</text:p>
          </table:table-cell>
          <table:table-cell table:style-name="ce23" table:formula="of:=TIME(MOD(10+ROUNDDOWN([.$C27]/5);24);MOD(15+ROUND([.$C27]/(5/60);0);60);0)" office:value-type="time" office:time-value="PT21H29M00S">
            <text:p>21:29</text:p>
          </table:table-cell>
          <table:table-cell table:style-name="ce23" table:formula="of:=TIME(MOD(10+ROUNDDOWN([.$C27]/6);24);MOD(15+ROUND([.$C27]/(6/60);0);60);0)" office:value-type="time" office:time-value="PT19H37M00S">
            <text:p>19:37</text:p>
          </table:table-cell>
          <table:table-cell table:style-name="ce23" table:formula="of:=TIME(MOD(10+ROUNDDOWN([.$C27]/7);24);MOD(15+ROUND([.$C27]/(7/60);0);60);0)" office:value-type="time" office:time-value="PT18H17M00S">
            <text:p>18:17</text:p>
          </table:table-cell>
          <table:table-cell table:style-name="ce28" table:formula="of:=TIME(MOD(10+ROUNDDOWN([.$C27]/8);24);MOD(15+ROUND([.$C27]/(8/60);0);60);0)" office:value-type="time" office:time-value="PT17H17M00S">
            <text:p>17:1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řevíč, rozc.</text:p>
          </table:table-cell>
          <table:table-cell table:style-name="ce10" office:value-type="string">
            <text:p>zelená</text:p>
          </table:table-cell>
          <table:table-cell table:style-name="ce17" office:value-type="float" office:value="60.3">
            <text:p>60.3</text:p>
          </table:table-cell>
          <table:table-cell table:style-name="ce17" table:formula="of:=IF(NOT(ISBLANK([.C28]));[.C28]-[.C27];&quot;&quot;)" office:value-type="float" office:value="4.09999999999999">
            <text:p>4.1</text:p>
          </table:table-cell>
          <table:table-cell table:style-name="ce23" table:formula="of:=TIME(MOD(10+ROUNDDOWN([.$C28]/4);24);MOD(15+ROUND([.$C28]/(4/60);0);60);0)" office:value-type="time" office:time-value="PT01H20M00S">
            <text:p>01:20</text:p>
          </table:table-cell>
          <table:table-cell table:style-name="ce23" table:formula="of:=TIME(MOD(10+ROUNDDOWN([.$C28]/5);24);MOD(15+ROUND([.$C28]/(5/60);0);60);0)" office:value-type="time" office:time-value="PT22H19M00S">
            <text:p>22:19</text:p>
          </table:table-cell>
          <table:table-cell table:style-name="ce23" table:formula="of:=TIME(MOD(10+ROUNDDOWN([.$C28]/6);24);MOD(15+ROUND([.$C28]/(6/60);0);60);0)" office:value-type="time" office:time-value="PT20H18M00S">
            <text:p>20:18</text:p>
          </table:table-cell>
          <table:table-cell table:style-name="ce23" table:formula="of:=TIME(MOD(10+ROUNDDOWN([.$C28]/7);24);MOD(15+ROUND([.$C28]/(7/60);0);60);0)" office:value-type="time" office:time-value="PT18H52M00S">
            <text:p>18:52</text:p>
          </table:table-cell>
          <table:table-cell table:style-name="ce28" table:formula="of:=TIME(MOD(10+ROUNDDOWN([.$C28]/8);24);MOD(15+ROUND([.$C28]/(8/60);0);60);0)" office:value-type="time" office:time-value="PT17H47M00S">
            <text:p>17:4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milovice</text:p>
          </table:table-cell>
          <table:table-cell table:style-name="ce10" office:value-type="string">
            <text:p>zelená</text:p>
          </table:table-cell>
          <table:table-cell table:style-name="ce17" office:value-type="float" office:value="62.1">
            <text:p>62.1</text:p>
          </table:table-cell>
          <table:table-cell table:style-name="ce17" table:formula="of:=IF(NOT(ISBLANK([.C29]));[.C29]-[.C28];&quot;&quot;)" office:value-type="float" office:value="1.8">
            <text:p>1.8</text:p>
          </table:table-cell>
          <table:table-cell table:style-name="ce23" table:formula="of:=TIME(MOD(10+ROUNDDOWN([.$C29]/4);24);MOD(15+ROUND([.$C29]/(4/60);0);60);0)" office:value-type="time" office:time-value="PT01H47M00S">
            <text:p>01:47</text:p>
          </table:table-cell>
          <table:table-cell table:style-name="ce23" table:formula="of:=TIME(MOD(10+ROUNDDOWN([.$C29]/5);24);MOD(15+ROUND([.$C29]/(5/60);0);60);0)" office:value-type="time" office:time-value="PT22H40M00S">
            <text:p>22:40</text:p>
          </table:table-cell>
          <table:table-cell table:style-name="ce23" table:formula="of:=TIME(MOD(10+ROUNDDOWN([.$C29]/6);24);MOD(15+ROUND([.$C29]/(6/60);0);60);0)" office:value-type="time" office:time-value="PT20H36M00S">
            <text:p>20:36</text:p>
          </table:table-cell>
          <table:table-cell table:style-name="ce23" table:formula="of:=TIME(MOD(10+ROUNDDOWN([.$C29]/7);24);MOD(15+ROUND([.$C29]/(7/60);0);60);0)" office:value-type="time" office:time-value="PT18H07M00S">
            <text:p>18:07</text:p>
          </table:table-cell>
          <table:table-cell table:style-name="ce28" table:formula="of:=TIME(MOD(10+ROUNDDOWN([.$C29]/8);24);MOD(15+ROUND([.$C29]/(8/60);0);60);0)" office:value-type="time" office:time-value="PT17H01M00S">
            <text:p>17:0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U Markéty, rozc.</text:p>
          </table:table-cell>
          <table:table-cell table:style-name="ce10" office:value-type="string">
            <text:p>zelená</text:p>
          </table:table-cell>
          <table:table-cell table:style-name="ce17" office:value-type="float" office:value="64.3">
            <text:p>64.3</text:p>
          </table:table-cell>
          <table:table-cell table:style-name="ce17" table:formula="of:=IF(NOT(ISBLANK([.C30]));[.C30]-[.C29];&quot;&quot;)" office:value-type="float" office:value="2.2">
            <text:p>2.2</text:p>
          </table:table-cell>
          <table:table-cell table:style-name="ce23" table:formula="of:=TIME(MOD(10+ROUNDDOWN([.$C30]/4);24);MOD(15+ROUND([.$C30]/(4/60);0);60);0)" office:value-type="time" office:time-value="PT02H20M00S">
            <text:p>02:20</text:p>
          </table:table-cell>
          <table:table-cell table:style-name="ce23" table:formula="of:=TIME(MOD(10+ROUNDDOWN([.$C30]/5);24);MOD(15+ROUND([.$C30]/(5/60);0);60);0)" office:value-type="time" office:time-value="PT22H07M00S">
            <text:p>22:07</text:p>
          </table:table-cell>
          <table:table-cell table:style-name="ce23" table:formula="of:=TIME(MOD(10+ROUNDDOWN([.$C30]/6);24);MOD(15+ROUND([.$C30]/(6/60);0);60);0)" office:value-type="time" office:time-value="PT20H58M00S">
            <text:p>20:58</text:p>
          </table:table-cell>
          <table:table-cell table:style-name="ce23" table:formula="of:=TIME(MOD(10+ROUNDDOWN([.$C30]/7);24);MOD(15+ROUND([.$C30]/(7/60);0);60);0)" office:value-type="time" office:time-value="PT19H26M00S">
            <text:p>19:26</text:p>
          </table:table-cell>
          <table:table-cell table:style-name="ce28" table:formula="of:=TIME(MOD(10+ROUNDDOWN([.$C30]/8);24);MOD(15+ROUND([.$C30]/(8/60);0);60);0)" office:value-type="time" office:time-value="PT18H17M00S">
            <text:p>18:1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olní Ročov</text:p>
          </table:table-cell>
          <table:table-cell table:style-name="ce10" office:value-type="string">
            <text:p>zelená</text:p>
          </table:table-cell>
          <table:table-cell table:style-name="ce17" office:value-type="float" office:value="65.4">
            <text:p>65.4</text:p>
          </table:table-cell>
          <table:table-cell table:style-name="ce17" table:formula="of:=IF(NOT(ISBLANK([.C31]));[.C31]-[.C30];&quot;&quot;)" office:value-type="float" office:value="1.10000000000001">
            <text:p>1.1</text:p>
          </table:table-cell>
          <table:table-cell table:style-name="ce23" table:formula="of:=TIME(MOD(10+ROUNDDOWN([.$C31]/4);24);MOD(15+ROUND([.$C31]/(4/60);0);60);0)" office:value-type="time" office:time-value="PT02H36M00S">
            <text:p>02:36</text:p>
          </table:table-cell>
          <table:table-cell table:style-name="ce23" table:formula="of:=TIME(MOD(10+ROUNDDOWN([.$C31]/5);24);MOD(15+ROUND([.$C31]/(5/60);0);60);0)" office:value-type="time" office:time-value="PT23H20M00S">
            <text:p>23:20</text:p>
          </table:table-cell>
          <table:table-cell table:style-name="ce23" table:formula="of:=TIME(MOD(10+ROUNDDOWN([.$C31]/6);24);MOD(15+ROUND([.$C31]/(6/60);0);60);0)" office:value-type="time" office:time-value="PT20H09M00S">
            <text:p>20:09</text:p>
          </table:table-cell>
          <table:table-cell table:style-name="ce23" table:formula="of:=TIME(MOD(10+ROUNDDOWN([.$C31]/7);24);MOD(15+ROUND([.$C31]/(7/60);0);60);0)" office:value-type="time" office:time-value="PT19H36M00S">
            <text:p>19:36</text:p>
          </table:table-cell>
          <table:table-cell table:style-name="ce28" table:formula="of:=TIME(MOD(10+ROUNDDOWN([.$C31]/8);24);MOD(15+ROUND([.$C31]/(8/60);0);60);0)" office:value-type="time" office:time-value="PT18H26M00S">
            <text:p>18:2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očov, rozc.</text:p>
          </table:table-cell>
          <table:table-cell table:style-name="ce10" office:value-type="string">
            <text:p>zelená</text:p>
          </table:table-cell>
          <table:table-cell table:style-name="ce17" office:value-type="float" office:value="66.1">
            <text:p>66.1</text:p>
          </table:table-cell>
          <table:table-cell table:style-name="ce17" table:formula="of:=IF(NOT(ISBLANK([.C32]));[.C32]-[.C31];&quot;&quot;)" office:value-type="float" office:value="0.699999999999989">
            <text:p>0.7</text:p>
          </table:table-cell>
          <table:table-cell table:style-name="ce23" table:formula="of:=TIME(MOD(10+ROUNDDOWN([.$C32]/4);24);MOD(15+ROUND([.$C32]/(4/60);0);60);0)" office:value-type="time" office:time-value="PT02H47M00S">
            <text:p>02:47</text:p>
          </table:table-cell>
          <table:table-cell table:style-name="ce23" table:formula="of:=TIME(MOD(10+ROUNDDOWN([.$C32]/5);24);MOD(15+ROUND([.$C32]/(5/60);0);60);0)" office:value-type="time" office:time-value="PT23H28M00S">
            <text:p>23:28</text:p>
          </table:table-cell>
          <table:table-cell table:style-name="ce23" table:formula="of:=TIME(MOD(10+ROUNDDOWN([.$C32]/6);24);MOD(15+ROUND([.$C32]/(6/60);0);60);0)" office:value-type="time" office:time-value="PT21H16M00S">
            <text:p>21:16</text:p>
          </table:table-cell>
          <table:table-cell table:style-name="ce23" table:formula="of:=TIME(MOD(10+ROUNDDOWN([.$C32]/7);24);MOD(15+ROUND([.$C32]/(7/60);0);60);0)" office:value-type="time" office:time-value="PT19H42M00S">
            <text:p>19:42</text:p>
          </table:table-cell>
          <table:table-cell table:style-name="ce28" table:formula="of:=TIME(MOD(10+ROUNDDOWN([.$C32]/8);24);MOD(15+ROUND([.$C32]/(8/60);0);60);0)" office:value-type="time" office:time-value="PT18H31M00S">
            <text:p>18:3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Ročov, penzion (300 m SV od rozc. na nam.)</text:p>
          </table:table-cell>
          <table:table-cell table:style-name="ce14"/>
          <table:table-cell table:style-name="ce18" office:value-type="float" office:value="66.4">
            <text:p>66.4</text:p>
          </table:table-cell>
          <table:table-cell table:style-name="ce18" table:formula="of:=IF(NOT(ISBLANK([.C33]));[.C33]-[.C32];&quot;&quot;)" office:value-type="float" office:value="0.300000000000011">
            <text:p>0.3</text:p>
          </table:table-cell>
          <table:table-cell table:style-name="ce24" table:formula="of:=TIME(MOD(10+ROUNDDOWN([.$C33]/4);24);MOD(15+ROUND([.$C33]/(4/60);0);60);0)" office:value-type="time" office:time-value="PT02H51M00S">
            <text:p>02:51</text:p>
          </table:table-cell>
          <table:table-cell table:style-name="ce24" table:formula="of:=TIME(MOD(10+ROUNDDOWN([.$C33]/5);24);MOD(15+ROUND([.$C33]/(5/60);0);60);0)" office:value-type="time" office:time-value="PT23H32M00S">
            <text:p>23:32</text:p>
          </table:table-cell>
          <table:table-cell table:style-name="ce24" table:formula="of:=TIME(MOD(10+ROUNDDOWN([.$C33]/6);24);MOD(15+ROUND([.$C33]/(6/60);0);60);0)" office:value-type="time" office:time-value="PT21H19M00S">
            <text:p>21:19</text:p>
          </table:table-cell>
          <table:table-cell table:style-name="ce24" table:formula="of:=TIME(MOD(10+ROUNDDOWN([.$C33]/7);24);MOD(15+ROUND([.$C33]/(7/60);0);60);0)" office:value-type="time" office:time-value="PT19H44M00S">
            <text:p>19:44</text:p>
          </table:table-cell>
          <table:table-cell table:style-name="ce29" table:formula="of:=TIME(MOD(10+ROUNDDOWN([.$C33]/8);24);MOD(15+ROUND([.$C33]/(8/60);0);60);0)" office:value-type="time" office:time-value="PT18H33M00S">
            <text:p>18:33</text:p>
          </table:table-cell>
          <table:table-cell table:style-name="ce31" office:value-type="string">
            <text:p>hospoda</text:p>
          </table:table-cell>
          <table:table-cell table:style-name="ce31" table:number-columns-repeated="1014"/>
        </table:table-row>
        <table:table-row table:style-name="ro1">
          <table:table-cell table:style-name="ce2" office:value-type="string">
            <text:p>Solopysky, ŽST</text:p>
          </table:table-cell>
          <table:table-cell table:style-name="ce10" office:value-type="string">
            <text:p>zelená</text:p>
          </table:table-cell>
          <table:table-cell table:style-name="ce17" office:value-type="float" office:value="68.7">
            <text:p>68.7</text:p>
          </table:table-cell>
          <table:table-cell table:style-name="ce17" table:formula="of:=IF(NOT(ISBLANK([.C34]));[.C34]-[.C33];&quot;&quot;)" office:value-type="float" office:value="2.3">
            <text:p>2.3</text:p>
          </table:table-cell>
          <table:table-cell table:style-name="ce23" table:formula="of:=TIME(MOD(10+ROUNDDOWN([.$C34]/4);24);MOD(15+ROUND([.$C34]/(4/60);0);60);0)" office:value-type="time" office:time-value="PT03H26M00S">
            <text:p>03:26</text:p>
          </table:table-cell>
          <table:table-cell table:style-name="ce23" table:formula="of:=TIME(MOD(10+ROUNDDOWN([.$C34]/5);24);MOD(15+ROUND([.$C34]/(5/60);0);60);0)" office:value-type="time" office:time-value="PT23H59M00S">
            <text:p>23:59</text:p>
          </table:table-cell>
          <table:table-cell table:style-name="ce23" table:formula="of:=TIME(MOD(10+ROUNDDOWN([.$C34]/6);24);MOD(15+ROUND([.$C34]/(6/60);0);60);0)" office:value-type="time" office:time-value="PT21H42M00S">
            <text:p>21:42</text:p>
          </table:table-cell>
          <table:table-cell table:style-name="ce23" table:formula="of:=TIME(MOD(10+ROUNDDOWN([.$C34]/7);24);MOD(15+ROUND([.$C34]/(7/60);0);60);0)" office:value-type="time" office:time-value="PT19H04M00S">
            <text:p>19:04</text:p>
          </table:table-cell>
          <table:table-cell table:style-name="ce28" table:formula="of:=TIME(MOD(10+ROUNDDOWN([.$C34]/8);24);MOD(15+ROUND([.$C34]/(8/60);0);60);0)" office:value-type="time" office:time-value="PT18H50M00S">
            <text:p>18: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ravda, rozc.</text:p>
          </table:table-cell>
          <table:table-cell table:style-name="ce11" office:value-type="string">
            <text:p>červená</text:p>
          </table:table-cell>
          <table:table-cell table:style-name="ce19" office:value-type="float" office:value="71.9">
            <text:p>71.9</text:p>
          </table:table-cell>
          <table:table-cell table:style-name="ce17" table:formula="of:=IF(NOT(ISBLANK([.C35]));[.C35]-[.C34];&quot;&quot;)" office:value-type="float" office:value="3.2">
            <text:p>3.2</text:p>
          </table:table-cell>
          <table:table-cell table:style-name="ce23" table:formula="of:=TIME(MOD(10+ROUNDDOWN([.$C35]/4);24);MOD(15+ROUND([.$C35]/(4/60);0);60);0)" office:value-type="time" office:time-value="PT03H14M00S">
            <text:p>03:14</text:p>
          </table:table-cell>
          <table:table-cell table:style-name="ce23" table:formula="of:=TIME(MOD(10+ROUNDDOWN([.$C35]/5);24);MOD(15+ROUND([.$C35]/(5/60);0);60);0)" office:value-type="time" office:time-value="PT00H38M00S">
            <text:p>00:38</text:p>
          </table:table-cell>
          <table:table-cell table:style-name="ce23" table:formula="of:=TIME(MOD(10+ROUNDDOWN([.$C35]/6);24);MOD(15+ROUND([.$C35]/(6/60);0);60);0)" office:value-type="time" office:time-value="PT21H14M00S">
            <text:p>21:14</text:p>
          </table:table-cell>
          <table:table-cell table:style-name="ce23" table:formula="of:=TIME(MOD(10+ROUNDDOWN([.$C35]/7);24);MOD(15+ROUND([.$C35]/(7/60);0);60);0)" office:value-type="time" office:time-value="PT20H31M00S">
            <text:p>20:31</text:p>
          </table:table-cell>
          <table:table-cell table:style-name="ce28" table:formula="of:=TIME(MOD(10+ROUNDDOWN([.$C35]/8);24);MOD(15+ROUND([.$C35]/(8/60);0);60);0)" office:value-type="time" office:time-value="PT18H14M00S">
            <text:p>18:1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ravda, zřícenina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72.1">
            <text:p>72.1</text:p>
          </table:table-cell>
          <table:table-cell table:style-name="ce17" table:formula="of:=IF(NOT(ISBLANK([.C36]));[.C36]-[.C35];&quot;&quot;)" office:value-type="float" office:value="0.199999999999989">
            <text:p>0.2</text:p>
          </table:table-cell>
          <table:table-cell table:style-name="ce23" table:formula="of:=TIME(MOD(10+ROUNDDOWN([.$C36]/4);24);MOD(15+ROUND([.$C36]/(4/60);0);60);0)" office:value-type="time" office:time-value="PT04H17M00S">
            <text:p>04:17</text:p>
          </table:table-cell>
          <table:table-cell table:style-name="ce23" table:formula="of:=TIME(MOD(10+ROUNDDOWN([.$C36]/5);24);MOD(15+ROUND([.$C36]/(5/60);0);60);0)" office:value-type="time" office:time-value="PT00H40M00S">
            <text:p>00:40</text:p>
          </table:table-cell>
          <table:table-cell table:style-name="ce23" table:formula="of:=TIME(MOD(10+ROUNDDOWN([.$C36]/6);24);MOD(15+ROUND([.$C36]/(6/60);0);60);0)" office:value-type="time" office:time-value="PT22H16M00S">
            <text:p>22:16</text:p>
          </table:table-cell>
          <table:table-cell table:style-name="ce23" table:formula="of:=TIME(MOD(10+ROUNDDOWN([.$C36]/7);24);MOD(15+ROUND([.$C36]/(7/60);0);60);0)" office:value-type="time" office:time-value="PT20H33M00S">
            <text:p>20:33</text:p>
          </table:table-cell>
          <table:table-cell table:style-name="ce28" table:formula="of:=TIME(MOD(10+ROUNDDOWN([.$C36]/8);24);MOD(15+ROUND([.$C36]/(8/60);0);60);0)" office:value-type="time" office:time-value="PT19H16M00S">
            <text:p>19:1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od Pravdou I.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72.4">
            <text:p>72.4</text:p>
          </table:table-cell>
          <table:table-cell table:style-name="ce17" table:formula="of:=IF(NOT(ISBLANK([.C37]));[.C37]-[.C36];&quot;&quot;)" office:value-type="float" office:value="0.300000000000011">
            <text:p>0.3</text:p>
          </table:table-cell>
          <table:table-cell table:style-name="ce23" table:formula="of:=TIME(MOD(10+ROUNDDOWN([.$C37]/4);24);MOD(15+ROUND([.$C37]/(4/60);0);60);0)" office:value-type="time" office:time-value="PT04H21M00S">
            <text:p>04:21</text:p>
          </table:table-cell>
          <table:table-cell table:style-name="ce23" table:formula="of:=TIME(MOD(10+ROUNDDOWN([.$C37]/5);24);MOD(15+ROUND([.$C37]/(5/60);0);60);0)" office:value-type="time" office:time-value="PT00H44M00S">
            <text:p>00:44</text:p>
          </table:table-cell>
          <table:table-cell table:style-name="ce23" table:formula="of:=TIME(MOD(10+ROUNDDOWN([.$C37]/6);24);MOD(15+ROUND([.$C37]/(6/60);0);60);0)" office:value-type="time" office:time-value="PT22H19M00S">
            <text:p>22:19</text:p>
          </table:table-cell>
          <table:table-cell table:style-name="ce23" table:formula="of:=TIME(MOD(10+ROUNDDOWN([.$C37]/7);24);MOD(15+ROUND([.$C37]/(7/60);0);60);0)" office:value-type="time" office:time-value="PT20H36M00S">
            <text:p>20:36</text:p>
          </table:table-cell>
          <table:table-cell table:style-name="ce28" table:formula="of:=TIME(MOD(10+ROUNDDOWN([.$C37]/8);24);MOD(15+ROUND([.$C37]/(8/60);0);60);0)" office:value-type="time" office:time-value="PT19H18M00S">
            <text:p>19:1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omoušice, ŽST</text:p>
          </table:table-cell>
          <table:table-cell table:style-name="ce10" office:value-type="string">
            <text:p>zelená</text:p>
          </table:table-cell>
          <table:table-cell table:style-name="ce17" office:value-type="float" office:value="73.7">
            <text:p>73.7</text:p>
          </table:table-cell>
          <table:table-cell table:style-name="ce17" table:formula="of:=IF(NOT(ISBLANK([.C38]));[.C38]-[.C37];&quot;&quot;)" office:value-type="float" office:value="1.3">
            <text:p>1.3</text:p>
          </table:table-cell>
          <table:table-cell table:style-name="ce23" table:formula="of:=TIME(MOD(10+ROUNDDOWN([.$C38]/4);24);MOD(15+ROUND([.$C38]/(4/60);0);60);0)" office:value-type="time" office:time-value="PT04H41M00S">
            <text:p>04:41</text:p>
          </table:table-cell>
          <table:table-cell table:style-name="ce23" table:formula="of:=TIME(MOD(10+ROUNDDOWN([.$C38]/5);24);MOD(15+ROUND([.$C38]/(5/60);0);60);0)" office:value-type="time" office:time-value="PT00H59M00S">
            <text:p>00:59</text:p>
          </table:table-cell>
          <table:table-cell table:style-name="ce23" table:formula="of:=TIME(MOD(10+ROUNDDOWN([.$C38]/6);24);MOD(15+ROUND([.$C38]/(6/60);0);60);0)" office:value-type="time" office:time-value="PT22H32M00S">
            <text:p>22:32</text:p>
          </table:table-cell>
          <table:table-cell table:style-name="ce23" table:formula="of:=TIME(MOD(10+ROUNDDOWN([.$C38]/7);24);MOD(15+ROUND([.$C38]/(7/60);0);60);0)" office:value-type="time" office:time-value="PT20H47M00S">
            <text:p>20:47</text:p>
          </table:table-cell>
          <table:table-cell table:style-name="ce28" table:formula="of:=TIME(MOD(10+ROUNDDOWN([.$C38]/8);24);MOD(15+ROUND([.$C38]/(8/60);0);60);0)" office:value-type="time" office:time-value="PT19H28M00S">
            <text:p>19: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od Džbánem</text:p>
          </table:table-cell>
          <table:table-cell table:style-name="ce10" office:value-type="string">
            <text:p>zelená</text:p>
          </table:table-cell>
          <table:table-cell table:style-name="ce17" office:value-type="float" office:value="77.6">
            <text:p>77.6</text:p>
          </table:table-cell>
          <table:table-cell table:style-name="ce17" table:formula="of:=IF(NOT(ISBLANK([.C39]));[.C39]-[.C38];&quot;&quot;)" office:value-type="float" office:value="3.89999999999999">
            <text:p>3.9</text:p>
          </table:table-cell>
          <table:table-cell table:style-name="ce23" table:formula="of:=TIME(MOD(10+ROUNDDOWN([.$C39]/4);24);MOD(15+ROUND([.$C39]/(4/60);0);60);0)" office:value-type="time" office:time-value="PT05H39M00S">
            <text:p>05:39</text:p>
          </table:table-cell>
          <table:table-cell table:style-name="ce23" table:formula="of:=TIME(MOD(10+ROUNDDOWN([.$C39]/5);24);MOD(15+ROUND([.$C39]/(5/60);0);60);0)" office:value-type="time" office:time-value="PT01H46M00S">
            <text:p>01:46</text:p>
          </table:table-cell>
          <table:table-cell table:style-name="ce23" table:formula="of:=TIME(MOD(10+ROUNDDOWN([.$C39]/6);24);MOD(15+ROUND([.$C39]/(6/60);0);60);0)" office:value-type="time" office:time-value="PT22H11M00S">
            <text:p>22:11</text:p>
          </table:table-cell>
          <table:table-cell table:style-name="ce23" table:formula="of:=TIME(MOD(10+ROUNDDOWN([.$C39]/7);24);MOD(15+ROUND([.$C39]/(7/60);0);60);0)" office:value-type="time" office:time-value="PT21H20M00S">
            <text:p>21:20</text:p>
          </table:table-cell>
          <table:table-cell table:style-name="ce28" table:formula="of:=TIME(MOD(10+ROUNDDOWN([.$C39]/8);24);MOD(15+ROUND([.$C39]/(8/60);0);60);0)" office:value-type="time" office:time-value="PT19H57M00S">
            <text:p>19: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Bývalý důl Perun, rozc.</text:p>
          </table:table-cell>
          <table:table-cell table:style-name="ce9" office:value-type="string">
            <text:p>žlutá</text:p>
          </table:table-cell>
          <table:table-cell table:style-name="ce17" office:value-type="float" office:value="78.9">
            <text:p>78.9</text:p>
          </table:table-cell>
          <table:table-cell table:style-name="ce17" table:formula="of:=IF(NOT(ISBLANK([.C40]));[.C40]-[.C39];&quot;&quot;)" office:value-type="float" office:value="1.30000000000001">
            <text:p>1.3</text:p>
          </table:table-cell>
          <table:table-cell table:style-name="ce23" table:formula="of:=TIME(MOD(10+ROUNDDOWN([.$C40]/4);24);MOD(15+ROUND([.$C40]/(4/60);0);60);0)" office:value-type="time" office:time-value="PT05H59M00S">
            <text:p>05:59</text:p>
          </table:table-cell>
          <table:table-cell table:style-name="ce23" table:formula="of:=TIME(MOD(10+ROUNDDOWN([.$C40]/5);24);MOD(15+ROUND([.$C40]/(5/60);0);60);0)" office:value-type="time" office:time-value="PT01H02M00S">
            <text:p>01:02</text:p>
          </table:table-cell>
          <table:table-cell table:style-name="ce23" table:formula="of:=TIME(MOD(10+ROUNDDOWN([.$C40]/6);24);MOD(15+ROUND([.$C40]/(6/60);0);60);0)" office:value-type="time" office:time-value="PT23H24M00S">
            <text:p>23:24</text:p>
          </table:table-cell>
          <table:table-cell table:style-name="ce23" table:formula="of:=TIME(MOD(10+ROUNDDOWN([.$C40]/7);24);MOD(15+ROUND([.$C40]/(7/60);0);60);0)" office:value-type="time" office:time-value="PT21H31M00S">
            <text:p>21:31</text:p>
          </table:table-cell>
          <table:table-cell table:style-name="ce28" table:formula="of:=TIME(MOD(10+ROUNDDOWN([.$C40]/8);24);MOD(15+ROUND([.$C40]/(8/60);0);60);0)" office:value-type="time" office:time-value="PT19H07M00S">
            <text:p>19:0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žbán, rozc.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81.1">
            <text:p>81.1</text:p>
          </table:table-cell>
          <table:table-cell table:style-name="ce17" table:formula="of:=IF(NOT(ISBLANK([.C41]));[.C41]-[.C40];&quot;&quot;)" office:value-type="float" office:value="2.19999999999999">
            <text:p>2.2</text:p>
          </table:table-cell>
          <table:table-cell table:style-name="ce23" table:formula="of:=TIME(MOD(10+ROUNDDOWN([.$C41]/4);24);MOD(15+ROUND([.$C41]/(4/60);0);60);0)" office:value-type="time" office:time-value="PT06H32M00S">
            <text:p>06:32</text:p>
          </table:table-cell>
          <table:table-cell table:style-name="ce23" table:formula="of:=TIME(MOD(10+ROUNDDOWN([.$C41]/5);24);MOD(15+ROUND([.$C41]/(5/60);0);60);0)" office:value-type="time" office:time-value="PT02H28M00S">
            <text:p>02:28</text:p>
          </table:table-cell>
          <table:table-cell table:style-name="ce23" table:formula="of:=TIME(MOD(10+ROUNDDOWN([.$C41]/6);24);MOD(15+ROUND([.$C41]/(6/60);0);60);0)" office:value-type="time" office:time-value="PT23H46M00S">
            <text:p>23:46</text:p>
          </table:table-cell>
          <table:table-cell table:style-name="ce23" table:formula="of:=TIME(MOD(10+ROUNDDOWN([.$C41]/7);24);MOD(15+ROUND([.$C41]/(7/60);0);60);0)" office:value-type="time" office:time-value="PT21H50M00S">
            <text:p>21:50</text:p>
          </table:table-cell>
          <table:table-cell table:style-name="ce28" table:formula="of:=TIME(MOD(10+ROUNDDOWN([.$C41]/8);24);MOD(15+ROUND([.$C41]/(8/60);0);60);0)" office:value-type="time" office:time-value="PT20H23M00S">
            <text:p>20:2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ředle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83.2">
            <text:p>83.2</text:p>
          </table:table-cell>
          <table:table-cell table:style-name="ce17" table:formula="of:=IF(NOT(ISBLANK([.C42]));[.C42]-[.C41];&quot;&quot;)" office:value-type="float" office:value="2.10000000000001">
            <text:p>2.1</text:p>
          </table:table-cell>
          <table:table-cell table:style-name="ce23" table:formula="of:=TIME(MOD(10+ROUNDDOWN([.$C42]/4);24);MOD(15+ROUND([.$C42]/(4/60);0);60);0)" office:value-type="time" office:time-value="PT06H03M00S">
            <text:p>06:03</text:p>
          </table:table-cell>
          <table:table-cell table:style-name="ce23" table:formula="of:=TIME(MOD(10+ROUNDDOWN([.$C42]/5);24);MOD(15+ROUND([.$C42]/(5/60);0);60);0)" office:value-type="time" office:time-value="PT02H53M00S">
            <text:p>02:53</text:p>
          </table:table-cell>
          <table:table-cell table:style-name="ce23" table:formula="of:=TIME(MOD(10+ROUNDDOWN([.$C42]/6);24);MOD(15+ROUND([.$C42]/(6/60);0);60);0)" office:value-type="time" office:time-value="PT23H07M00S">
            <text:p>23:07</text:p>
          </table:table-cell>
          <table:table-cell table:style-name="ce23" table:formula="of:=TIME(MOD(10+ROUNDDOWN([.$C42]/7);24);MOD(15+ROUND([.$C42]/(7/60);0);60);0)" office:value-type="time" office:time-value="PT21H08M00S">
            <text:p>21:08</text:p>
          </table:table-cell>
          <table:table-cell table:style-name="ce28" table:formula="of:=TIME(MOD(10+ROUNDDOWN([.$C42]/8);24);MOD(15+ROUND([.$C42]/(8/60);0);60);0)" office:value-type="time" office:time-value="PT20H39M00S">
            <text:p>20:3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Krušovice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86.5">
            <text:p>86.5</text:p>
          </table:table-cell>
          <table:table-cell table:style-name="ce17" table:formula="of:=IF(NOT(ISBLANK([.C43]));[.C43]-[.C42];&quot;&quot;)" office:value-type="float" office:value="3.3">
            <text:p>3.3</text:p>
          </table:table-cell>
          <table:table-cell table:style-name="ce23" table:formula="of:=TIME(MOD(10+ROUNDDOWN([.$C43]/4);24);MOD(15+ROUND([.$C43]/(4/60);0);60);0)" office:value-type="time" office:time-value="PT07H53M00S">
            <text:p>07:53</text:p>
          </table:table-cell>
          <table:table-cell table:style-name="ce23" table:formula="of:=TIME(MOD(10+ROUNDDOWN([.$C43]/5);24);MOD(15+ROUND([.$C43]/(5/60);0);60);0)" office:value-type="time" office:time-value="PT03H33M00S">
            <text:p>03:33</text:p>
          </table:table-cell>
          <table:table-cell table:style-name="ce23" table:formula="of:=TIME(MOD(10+ROUNDDOWN([.$C43]/6);24);MOD(15+ROUND([.$C43]/(6/60);0);60);0)" office:value-type="time" office:time-value="PT00H40M00S">
            <text:p>00:40</text:p>
          </table:table-cell>
          <table:table-cell table:style-name="ce23" table:formula="of:=TIME(MOD(10+ROUNDDOWN([.$C43]/7);24);MOD(15+ROUND([.$C43]/(7/60);0);60);0)" office:value-type="time" office:time-value="PT22H36M00S">
            <text:p>22:36</text:p>
          </table:table-cell>
          <table:table-cell table:style-name="ce28" table:formula="of:=TIME(MOD(10+ROUNDDOWN([.$C43]/8);24);MOD(15+ROUND([.$C43]/(8/60);0);60);0)" office:value-type="time" office:time-value="PT20H04M00S">
            <text:p>20:0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ouštín, rozc.</text:p>
          </table:table-cell>
          <table:table-cell table:style-name="ce9" office:value-type="string">
            <text:p>žlutá Lesy ČR</text:p>
          </table:table-cell>
          <table:table-cell table:style-name="ce17" office:value-type="float" office:value="88.1">
            <text:p>88.1</text:p>
          </table:table-cell>
          <table:table-cell table:style-name="ce17" table:formula="of:=IF(NOT(ISBLANK([.C44]));[.C44]-[.C43];&quot;&quot;)" office:value-type="float" office:value="1.59999999999999">
            <text:p>1.6</text:p>
          </table:table-cell>
          <table:table-cell table:style-name="ce23" table:formula="of:=TIME(MOD(10+ROUNDDOWN([.$C44]/4);24);MOD(15+ROUND([.$C44]/(4/60);0);60);0)" office:value-type="time" office:time-value="PT08H17M00S">
            <text:p>08:17</text:p>
          </table:table-cell>
          <table:table-cell table:style-name="ce23" table:formula="of:=TIME(MOD(10+ROUNDDOWN([.$C44]/5);24);MOD(15+ROUND([.$C44]/(5/60);0);60);0)" office:value-type="time" office:time-value="PT03H52M00S">
            <text:p>03:52</text:p>
          </table:table-cell>
          <table:table-cell table:style-name="ce23" table:formula="of:=TIME(MOD(10+ROUNDDOWN([.$C44]/6);24);MOD(15+ROUND([.$C44]/(6/60);0);60);0)" office:value-type="time" office:time-value="PT00H56M00S">
            <text:p>00:56</text:p>
          </table:table-cell>
          <table:table-cell table:style-name="ce23" table:formula="of:=TIME(MOD(10+ROUNDDOWN([.$C44]/7);24);MOD(15+ROUND([.$C44]/(7/60);0);60);0)" office:value-type="time" office:time-value="PT22H50M00S">
            <text:p>22:50</text:p>
          </table:table-cell>
          <table:table-cell table:style-name="ce28" table:formula="of:=TIME(MOD(10+ROUNDDOWN([.$C44]/8);24);MOD(15+ROUND([.$C44]/(8/60);0);60);0)" office:value-type="time" office:time-value="PT21H16M00S">
            <text:p>21:1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ládkův kříž</text:p>
          </table:table-cell>
          <table:table-cell table:style-name="ce12" office:value-type="string">
            <text:p>modrá</text:p>
          </table:table-cell>
          <table:table-cell table:style-name="ce17" office:value-type="float" office:value="90">
            <text:p>90.0</text:p>
          </table:table-cell>
          <table:table-cell table:style-name="ce17" table:formula="of:=IF(NOT(ISBLANK([.C45]));[.C45]-[.C44];&quot;&quot;)" office:value-type="float" office:value="1.90000000000001">
            <text:p>1.9</text:p>
          </table:table-cell>
          <table:table-cell table:style-name="ce23" table:formula="of:=TIME(MOD(10+ROUNDDOWN([.$C45]/4);24);MOD(15+ROUND([.$C45]/(4/60);0);60);0)" office:value-type="time" office:time-value="PT08H45M00S">
            <text:p>08:45</text:p>
          </table:table-cell>
          <table:table-cell table:style-name="ce23" table:formula="of:=TIME(MOD(10+ROUNDDOWN([.$C45]/5);24);MOD(15+ROUND([.$C45]/(5/60);0);60);0)" office:value-type="time" office:time-value="PT04H15M00S">
            <text:p>04:15</text:p>
          </table:table-cell>
          <table:table-cell table:style-name="ce23" table:formula="of:=TIME(MOD(10+ROUNDDOWN([.$C45]/6);24);MOD(15+ROUND([.$C45]/(6/60);0);60);0)" office:value-type="time" office:time-value="PT01H15M00S">
            <text:p>01:15</text:p>
          </table:table-cell>
          <table:table-cell table:style-name="ce23" table:formula="of:=TIME(MOD(10+ROUNDDOWN([.$C45]/7);24);MOD(15+ROUND([.$C45]/(7/60);0);60);0)" office:value-type="time" office:time-value="PT22H06M00S">
            <text:p>22:06</text:p>
          </table:table-cell>
          <table:table-cell table:style-name="ce28" table:formula="of:=TIME(MOD(10+ROUNDDOWN([.$C45]/8);24);MOD(15+ROUND([.$C45]/(8/60);0);60);0)" office:value-type="time" office:time-value="PT21H30M00S">
            <text:p>21:3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Lužná u Rakovníka, ŽST</text:p>
          </table:table-cell>
          <table:table-cell table:style-name="ce12" office:value-type="string">
            <text:p>modrá</text:p>
          </table:table-cell>
          <table:table-cell table:style-name="ce17" office:value-type="float" office:value="91.4">
            <text:p>91.4</text:p>
          </table:table-cell>
          <table:table-cell table:style-name="ce17" table:formula="of:=IF(NOT(ISBLANK([.C46]));[.C46]-[.C45];&quot;&quot;)" office:value-type="float" office:value="1.40000000000001">
            <text:p>1.4</text:p>
          </table:table-cell>
          <table:table-cell table:style-name="ce23" table:formula="of:=TIME(MOD(10+ROUNDDOWN([.$C46]/4);24);MOD(15+ROUND([.$C46]/(4/60);0);60);0)" office:value-type="time" office:time-value="PT08H06M00S">
            <text:p>08:06</text:p>
          </table:table-cell>
          <table:table-cell table:style-name="ce23" table:formula="of:=TIME(MOD(10+ROUNDDOWN([.$C46]/5);24);MOD(15+ROUND([.$C46]/(5/60);0);60);0)" office:value-type="time" office:time-value="PT04H32M00S">
            <text:p>04:32</text:p>
          </table:table-cell>
          <table:table-cell table:style-name="ce23" table:formula="of:=TIME(MOD(10+ROUNDDOWN([.$C46]/6);24);MOD(15+ROUND([.$C46]/(6/60);0);60);0)" office:value-type="time" office:time-value="PT01H29M00S">
            <text:p>01:29</text:p>
          </table:table-cell>
          <table:table-cell table:style-name="ce23" table:formula="of:=TIME(MOD(10+ROUNDDOWN([.$C46]/7);24);MOD(15+ROUND([.$C46]/(7/60);0);60);0)" office:value-type="time" office:time-value="PT23H18M00S">
            <text:p>23:18</text:p>
          </table:table-cell>
          <table:table-cell table:style-name="ce28" table:formula="of:=TIME(MOD(10+ROUNDDOWN([.$C46]/8);24);MOD(15+ROUND([.$C46]/(8/60);0);60);0)" office:value-type="time" office:time-value="PT21H41M00S">
            <text:p>21: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Rakovník, náměstí</text:p>
          </table:table-cell>
          <table:table-cell table:style-name="ce10" office:value-type="string">
            <text:p>zelená</text:p>
          </table:table-cell>
          <table:table-cell table:style-name="ce17" office:value-type="float" office:value="99">
            <text:p>99.0</text:p>
          </table:table-cell>
          <table:table-cell table:style-name="ce17" table:formula="of:=IF(NOT(ISBLANK([.C47]));[.C47]-[.C46];&quot;&quot;)" office:value-type="float" office:value="7.59999999999999">
            <text:p>7.6</text:p>
          </table:table-cell>
          <table:table-cell table:style-name="ce25" table:formula="of:=TIME(MOD(10+ROUNDDOWN([.$C47]/4);24);MOD(15+ROUND([.$C47]/(4/60);0);60);0)" office:value-type="time" office:time-value="PT10H00M00S">
            <text:p>10:00</text:p>
          </table:table-cell>
          <table:table-cell table:style-name="ce23" table:formula="of:=TIME(MOD(10+ROUNDDOWN([.$C47]/5);24);MOD(15+ROUND([.$C47]/(5/60);0);60);0)" office:value-type="time" office:time-value="PT05H03M00S">
            <text:p>05:03</text:p>
          </table:table-cell>
          <table:table-cell table:style-name="ce23" table:formula="of:=TIME(MOD(10+ROUNDDOWN([.$C47]/6);24);MOD(15+ROUND([.$C47]/(6/60);0);60);0)" office:value-type="time" office:time-value="PT02H45M00S">
            <text:p>02:45</text:p>
          </table:table-cell>
          <table:table-cell table:style-name="ce23" table:formula="of:=TIME(MOD(10+ROUNDDOWN([.$C47]/7);24);MOD(15+ROUND([.$C47]/(7/60);0);60);0)" office:value-type="time" office:time-value="PT00H24M00S">
            <text:p>00:24</text:p>
          </table:table-cell>
          <table:table-cell table:style-name="ce28" table:formula="of:=TIME(MOD(10+ROUNDDOWN([.$C47]/8);24);MOD(15+ROUND([.$C47]/(8/60);0);60);0)" office:value-type="time" office:time-value="PT22H38M00S">
            <text:p>22:3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enomaty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05.3">
            <text:p>105.3</text:p>
          </table:table-cell>
          <table:table-cell table:style-name="ce17" table:formula="of:=IF(NOT(ISBLANK([.C48]));[.C48]-[.C47];&quot;&quot;)" office:value-type="float" office:value="6.3">
            <text:p>6.3</text:p>
          </table:table-cell>
          <table:table-cell table:style-name="ce25" table:formula="of:=TIME(MOD(10+ROUNDDOWN([.$C48]/4);24);MOD(15+ROUND([.$C48]/(4/60);0);60);0)" office:value-type="time" office:time-value="PT12H35M00S">
            <text:p>12:35</text:p>
          </table:table-cell>
          <table:table-cell table:style-name="ce23" table:formula="of:=TIME(MOD(10+ROUNDDOWN([.$C48]/5);24);MOD(15+ROUND([.$C48]/(5/60);0);60);0)" office:value-type="time" office:time-value="PT07H19M00S">
            <text:p>07:19</text:p>
          </table:table-cell>
          <table:table-cell table:style-name="ce23" table:formula="of:=TIME(MOD(10+ROUNDDOWN([.$C48]/6);24);MOD(15+ROUND([.$C48]/(6/60);0);60);0)" office:value-type="time" office:time-value="PT03H48M00S">
            <text:p>03:48</text:p>
          </table:table-cell>
          <table:table-cell table:style-name="ce23" table:formula="of:=TIME(MOD(10+ROUNDDOWN([.$C48]/7);24);MOD(15+ROUND([.$C48]/(7/60);0);60);0)" office:value-type="time" office:time-value="PT01H18M00S">
            <text:p>01:18</text:p>
          </table:table-cell>
          <table:table-cell table:style-name="ce28" table:formula="of:=TIME(MOD(10+ROUNDDOWN([.$C48]/8);24);MOD(15+ROUND([.$C48]/(8/60);0);60);0)" office:value-type="time" office:time-value="PT23H25M00S">
            <text:p>23:2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Šanov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07.9">
            <text:p>107.9</text:p>
          </table:table-cell>
          <table:table-cell table:style-name="ce17" table:formula="of:=IF(NOT(ISBLANK([.C49]));[.C49]-[.C48];&quot;&quot;)" office:value-type="float" office:value="2.60000000000001">
            <text:p>2.6</text:p>
          </table:table-cell>
          <table:table-cell table:style-name="ce25" table:formula="of:=TIME(MOD(10+ROUNDDOWN([.$C49]/4);24);MOD(15+ROUND([.$C49]/(4/60);0);60);0)" office:value-type="time" office:time-value="PT12H14M00S">
            <text:p>12:14</text:p>
          </table:table-cell>
          <table:table-cell table:style-name="ce23" table:formula="of:=TIME(MOD(10+ROUNDDOWN([.$C49]/5);24);MOD(15+ROUND([.$C49]/(5/60);0);60);0)" office:value-type="time" office:time-value="PT07H50M00S">
            <text:p>07:50</text:p>
          </table:table-cell>
          <table:table-cell table:style-name="ce23" table:formula="of:=TIME(MOD(10+ROUNDDOWN([.$C49]/6);24);MOD(15+ROUND([.$C49]/(6/60);0);60);0)" office:value-type="time" office:time-value="PT03H14M00S">
            <text:p>03:14</text:p>
          </table:table-cell>
          <table:table-cell table:style-name="ce23" table:formula="of:=TIME(MOD(10+ROUNDDOWN([.$C49]/7);24);MOD(15+ROUND([.$C49]/(7/60);0);60);0)" office:value-type="time" office:time-value="PT01H40M00S">
            <text:p>01:40</text:p>
          </table:table-cell>
          <table:table-cell table:style-name="ce28" table:formula="of:=TIME(MOD(10+ROUNDDOWN([.$C49]/8);24);MOD(15+ROUND([.$C49]/(8/60);0);60);0)" office:value-type="time" office:time-value="PT23H44M00S">
            <text:p>23: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šovlcký les, silnice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11.7">
            <text:p>111.7</text:p>
          </table:table-cell>
          <table:table-cell table:style-name="ce17" table:formula="of:=IF(NOT(ISBLANK([.C50]));[.C50]-[.C49];&quot;&quot;)" office:value-type="float" office:value="3.8">
            <text:p>3.8</text:p>
          </table:table-cell>
          <table:table-cell table:style-name="ce25" table:formula="of:=TIME(MOD(10+ROUNDDOWN([.$C50]/4);24);MOD(15+ROUND([.$C50]/(4/60);0);60);0)" office:value-type="time" office:time-value="PT13H11M00S">
            <text:p>13:11</text:p>
          </table:table-cell>
          <table:table-cell table:style-name="ce23" table:formula="of:=TIME(MOD(10+ROUNDDOWN([.$C50]/5);24);MOD(15+ROUND([.$C50]/(5/60);0);60);0)" office:value-type="time" office:time-value="PT08H35M00S">
            <text:p>08:35</text:p>
          </table:table-cell>
          <table:table-cell table:style-name="ce23" table:formula="of:=TIME(MOD(10+ROUNDDOWN([.$C50]/6);24);MOD(15+ROUND([.$C50]/(6/60);0);60);0)" office:value-type="time" office:time-value="PT04H52M00S">
            <text:p>04:52</text:p>
          </table:table-cell>
          <table:table-cell table:style-name="ce23" table:formula="of:=TIME(MOD(10+ROUNDDOWN([.$C50]/7);24);MOD(15+ROUND([.$C50]/(7/60);0);60);0)" office:value-type="time" office:time-value="PT01H12M00S">
            <text:p>01:12</text:p>
          </table:table-cell>
          <table:table-cell table:style-name="ce28" table:formula="of:=TIME(MOD(10+ROUNDDOWN([.$C50]/8);24);MOD(15+ROUND([.$C50]/(8/60);0);60);0)" office:value-type="time" office:time-value="PT23H13M00S">
            <text:p>23:1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Kletečné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13.3">
            <text:p>113.3</text:p>
          </table:table-cell>
          <table:table-cell table:style-name="ce17" table:formula="of:=IF(NOT(ISBLANK([.C51]));[.C51]-[.C50];&quot;&quot;)" office:value-type="float" office:value="1.59999999999999">
            <text:p>1.6</text:p>
          </table:table-cell>
          <table:table-cell table:style-name="ce25" table:formula="of:=TIME(MOD(10+ROUNDDOWN([.$C51]/4);24);MOD(15+ROUND([.$C51]/(4/60);0);60);0)" office:value-type="time" office:time-value="PT14H35M00S">
            <text:p>14:35</text:p>
          </table:table-cell>
          <table:table-cell table:style-name="ce23" table:formula="of:=TIME(MOD(10+ROUNDDOWN([.$C51]/5);24);MOD(15+ROUND([.$C51]/(5/60);0);60);0)" office:value-type="time" office:time-value="PT08H55M00S">
            <text:p>08:55</text:p>
          </table:table-cell>
          <table:table-cell table:style-name="ce23" table:formula="of:=TIME(MOD(10+ROUNDDOWN([.$C51]/6);24);MOD(15+ROUND([.$C51]/(6/60);0);60);0)" office:value-type="time" office:time-value="PT04H08M00S">
            <text:p>04:08</text:p>
          </table:table-cell>
          <table:table-cell table:style-name="ce23" table:formula="of:=TIME(MOD(10+ROUNDDOWN([.$C51]/7);24);MOD(15+ROUND([.$C51]/(7/60);0);60);0)" office:value-type="time" office:time-value="PT02H26M00S">
            <text:p>02:26</text:p>
          </table:table-cell>
          <table:table-cell table:style-name="ce28" table:formula="of:=TIME(MOD(10+ROUNDDOWN([.$C51]/8);24);MOD(15+ROUND([.$C51]/(8/60);0);60);0)" office:value-type="time" office:time-value="PT00H25M00S">
            <text:p>00:2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oseň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15.8">
            <text:p>115.8</text:p>
          </table:table-cell>
          <table:table-cell table:style-name="ce17" table:formula="of:=IF(NOT(ISBLANK([.C52]));[.C52]-[.C51];&quot;&quot;)" office:value-type="float" office:value="2.5">
            <text:p>2.5</text:p>
          </table:table-cell>
          <table:table-cell table:style-name="ce25" table:formula="of:=TIME(MOD(10+ROUNDDOWN([.$C52]/4);24);MOD(15+ROUND([.$C52]/(4/60);0);60);0)" office:value-type="time" office:time-value="PT14H12M00S">
            <text:p>14:12</text:p>
          </table:table-cell>
          <table:table-cell table:style-name="ce23" table:formula="of:=TIME(MOD(10+ROUNDDOWN([.$C52]/5);24);MOD(15+ROUND([.$C52]/(5/60);0);60);0)" office:value-type="time" office:time-value="PT09H25M00S">
            <text:p>09:25</text:p>
          </table:table-cell>
          <table:table-cell table:style-name="ce23" table:formula="of:=TIME(MOD(10+ROUNDDOWN([.$C52]/6);24);MOD(15+ROUND([.$C52]/(6/60);0);60);0)" office:value-type="time" office:time-value="PT05H33M00S">
            <text:p>05:33</text:p>
          </table:table-cell>
          <table:table-cell table:style-name="ce23" table:formula="of:=TIME(MOD(10+ROUNDDOWN([.$C52]/7);24);MOD(15+ROUND([.$C52]/(7/60);0);60);0)" office:value-type="time" office:time-value="PT02H48M00S">
            <text:p>02:48</text:p>
          </table:table-cell>
          <table:table-cell table:style-name="ce28" table:formula="of:=TIME(MOD(10+ROUNDDOWN([.$C52]/8);24);MOD(15+ROUND([.$C52]/(8/60);0);60);0)" office:value-type="time" office:time-value="PT00H44M00S">
            <text:p>00:4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oseň, rozc.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16.9">
            <text:p>116.9</text:p>
          </table:table-cell>
          <table:table-cell table:style-name="ce17" table:formula="of:=IF(NOT(ISBLANK([.C53]));[.C53]-[.C52];&quot;&quot;)" office:value-type="float" office:value="1.10000000000001">
            <text:p>1.1</text:p>
          </table:table-cell>
          <table:table-cell table:style-name="ce25" table:formula="of:=TIME(MOD(10+ROUNDDOWN([.$C53]/4);24);MOD(15+ROUND([.$C53]/(4/60);0);60);0)" office:value-type="time" office:time-value="PT15H29M00S">
            <text:p>15:29</text:p>
          </table:table-cell>
          <table:table-cell table:style-name="ce23" table:formula="of:=TIME(MOD(10+ROUNDDOWN([.$C53]/5);24);MOD(15+ROUND([.$C53]/(5/60);0);60);0)" office:value-type="time" office:time-value="PT09H38M00S">
            <text:p>09:38</text:p>
          </table:table-cell>
          <table:table-cell table:style-name="ce23" table:formula="of:=TIME(MOD(10+ROUNDDOWN([.$C53]/6);24);MOD(15+ROUND([.$C53]/(6/60);0);60);0)" office:value-type="time" office:time-value="PT05H44M00S">
            <text:p>05:44</text:p>
          </table:table-cell>
          <table:table-cell table:style-name="ce23" table:formula="of:=TIME(MOD(10+ROUNDDOWN([.$C53]/7);24);MOD(15+ROUND([.$C53]/(7/60);0);60);0)" office:value-type="time" office:time-value="PT02H57M00S">
            <text:p>02:57</text:p>
          </table:table-cell>
          <table:table-cell table:style-name="ce28" table:formula="of:=TIME(MOD(10+ROUNDDOWN([.$C53]/8);24);MOD(15+ROUND([.$C53]/(8/60);0);60);0)" office:value-type="time" office:time-value="PT00H52M00S">
            <text:p>00:5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Kosobody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17.5">
            <text:p>117.5</text:p>
          </table:table-cell>
          <table:table-cell table:style-name="ce17" table:formula="of:=IF(NOT(ISBLANK([.C54]));[.C54]-[.C53];&quot;&quot;)" office:value-type="float" office:value="0.599999999999994">
            <text:p>0.6</text:p>
          </table:table-cell>
          <table:table-cell table:style-name="ce25" table:formula="of:=TIME(MOD(10+ROUNDDOWN([.$C54]/4);24);MOD(15+ROUND([.$C54]/(4/60);0);60);0)" office:value-type="time" office:time-value="PT15H38M00S">
            <text:p>15:38</text:p>
          </table:table-cell>
          <table:table-cell table:style-name="ce23" table:formula="of:=TIME(MOD(10+ROUNDDOWN([.$C54]/5);24);MOD(15+ROUND([.$C54]/(5/60);0);60);0)" office:value-type="time" office:time-value="PT09H45M00S">
            <text:p>09:45</text:p>
          </table:table-cell>
          <table:table-cell table:style-name="ce23" table:formula="of:=TIME(MOD(10+ROUNDDOWN([.$C54]/6);24);MOD(15+ROUND([.$C54]/(6/60);0);60);0)" office:value-type="time" office:time-value="PT05H50M00S">
            <text:p>05:50</text:p>
          </table:table-cell>
          <table:table-cell table:style-name="ce23" table:formula="of:=TIME(MOD(10+ROUNDDOWN([.$C54]/7);24);MOD(15+ROUND([.$C54]/(7/60);0);60);0)" office:value-type="time" office:time-value="PT02H02M00S">
            <text:p>02:02</text:p>
          </table:table-cell>
          <table:table-cell table:style-name="ce28" table:formula="of:=TIME(MOD(10+ROUNDDOWN([.$C54]/8);24);MOD(15+ROUND([.$C54]/(8/60);0);60);0)" office:value-type="time" office:time-value="PT00H56M00S">
            <text:p>00:5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Jesenice, přejezd</text:p>
          </table:table-cell>
          <table:table-cell table:style-name="ce13" office:value-type="string">
            <text:p>cyklo 315</text:p>
          </table:table-cell>
          <table:table-cell table:style-name="ce17" office:value-type="float" office:value="120.5">
            <text:p>120.5</text:p>
          </table:table-cell>
          <table:table-cell table:style-name="ce17" table:formula="of:=IF(NOT(ISBLANK([.C55]));[.C55]-[.C54];&quot;&quot;)" office:value-type="float" office:value="3">
            <text:p>3.0</text:p>
          </table:table-cell>
          <table:table-cell table:style-name="ce25" table:formula="of:=TIME(MOD(10+ROUNDDOWN([.$C55]/4);24);MOD(15+ROUND([.$C55]/(4/60);0);60);0)" office:value-type="time" office:time-value="PT16H23M00S">
            <text:p>16:23</text:p>
          </table:table-cell>
          <table:table-cell table:style-name="ce25" table:formula="of:=TIME(MOD(10+ROUNDDOWN([.$C55]/5);24);MOD(15+ROUND([.$C55]/(5/60);0);60);0)" office:value-type="time" office:time-value="PT10H21M00S">
            <text:p>10:21</text:p>
          </table:table-cell>
          <table:table-cell table:style-name="ce23" table:formula="of:=TIME(MOD(10+ROUNDDOWN([.$C55]/6);24);MOD(15+ROUND([.$C55]/(6/60);0);60);0)" office:value-type="time" office:time-value="PT06H20M00S">
            <text:p>06:20</text:p>
          </table:table-cell>
          <table:table-cell table:style-name="ce23" table:formula="of:=TIME(MOD(10+ROUNDDOWN([.$C55]/7);24);MOD(15+ROUND([.$C55]/(7/60);0);60);0)" office:value-type="time" office:time-value="PT03H28M00S">
            <text:p>03:28</text:p>
          </table:table-cell>
          <table:table-cell table:style-name="ce28" table:formula="of:=TIME(MOD(10+ROUNDDOWN([.$C55]/8);24);MOD(15+ROUND([.$C55]/(8/60);0);60);0)" office:value-type="time" office:time-value="PT01H19M00S">
            <text:p>01:1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Jesenice, ŽST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21.7">
            <text:p>121.7</text:p>
          </table:table-cell>
          <table:table-cell table:style-name="ce17" table:formula="of:=IF(NOT(ISBLANK([.C56]));[.C56]-[.C55];&quot;&quot;)" office:value-type="float" office:value="1.2">
            <text:p>1.2</text:p>
          </table:table-cell>
          <table:table-cell table:style-name="ce25" table:formula="of:=TIME(MOD(10+ROUNDDOWN([.$C56]/4);24);MOD(15+ROUND([.$C56]/(4/60);0);60);0)" office:value-type="time" office:time-value="PT16H41M00S">
            <text:p>16:41</text:p>
          </table:table-cell>
          <table:table-cell table:style-name="ce25" table:formula="of:=TIME(MOD(10+ROUNDDOWN([.$C56]/5);24);MOD(15+ROUND([.$C56]/(5/60);0);60);0)" office:value-type="time" office:time-value="PT10H35M00S">
            <text:p>10:35</text:p>
          </table:table-cell>
          <table:table-cell table:style-name="ce23" table:formula="of:=TIME(MOD(10+ROUNDDOWN([.$C56]/6);24);MOD(15+ROUND([.$C56]/(6/60);0);60);0)" office:value-type="time" office:time-value="PT06H32M00S">
            <text:p>06:32</text:p>
          </table:table-cell>
          <table:table-cell table:style-name="ce23" table:formula="of:=TIME(MOD(10+ROUNDDOWN([.$C56]/7);24);MOD(15+ROUND([.$C56]/(7/60);0);60);0)" office:value-type="time" office:time-value="PT03H38M00S">
            <text:p>03:38</text:p>
          </table:table-cell>
          <table:table-cell table:style-name="ce28" table:formula="of:=TIME(MOD(10+ROUNDDOWN([.$C56]/8);24);MOD(15+ROUND([.$C56]/(8/60);0);60);0)" office:value-type="time" office:time-value="PT01H28M00S">
            <text:p>01:28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Krtské skály, rozc.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25">
            <text:p>125.0</text:p>
          </table:table-cell>
          <table:table-cell table:style-name="ce17" table:formula="of:=IF(NOT(ISBLANK([.C57]));[.C57]-[.C56];&quot;&quot;)" office:value-type="float" office:value="3.3">
            <text:p>3.3</text:p>
          </table:table-cell>
          <table:table-cell table:style-name="ce25" table:formula="of:=TIME(MOD(10+ROUNDDOWN([.$C57]/4);24);MOD(15+ROUND([.$C57]/(4/60);0);60);0)" office:value-type="time" office:time-value="PT17H30M00S">
            <text:p>17:30</text:p>
          </table:table-cell>
          <table:table-cell table:style-name="ce25" table:formula="of:=TIME(MOD(10+ROUNDDOWN([.$C57]/5);24);MOD(15+ROUND([.$C57]/(5/60);0);60);0)" office:value-type="time" office:time-value="PT11H15M00S">
            <text:p>11:15</text:p>
          </table:table-cell>
          <table:table-cell table:style-name="ce23" table:formula="of:=TIME(MOD(10+ROUNDDOWN([.$C57]/6);24);MOD(15+ROUND([.$C57]/(6/60);0);60);0)" office:value-type="time" office:time-value="PT06H05M00S">
            <text:p>06:05</text:p>
          </table:table-cell>
          <table:table-cell table:style-name="ce23" table:formula="of:=TIME(MOD(10+ROUNDDOWN([.$C57]/7);24);MOD(15+ROUND([.$C57]/(7/60);0);60);0)" office:value-type="time" office:time-value="PT03H06M00S">
            <text:p>03:06</text:p>
          </table:table-cell>
          <table:table-cell table:style-name="ce28" table:formula="of:=TIME(MOD(10+ROUNDDOWN([.$C57]/8);24);MOD(15+ROUND([.$C57]/(8/60);0);60);0)" office:value-type="time" office:time-value="PT01H53M00S">
            <text:p>01:5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Ostrovec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26.7">
            <text:p>126.7</text:p>
          </table:table-cell>
          <table:table-cell table:style-name="ce17" table:formula="of:=IF(NOT(ISBLANK([.C58]));[.C58]-[.C57];&quot;&quot;)" office:value-type="float" office:value="1.7">
            <text:p>1.7</text:p>
          </table:table-cell>
          <table:table-cell table:style-name="ce25" table:formula="of:=TIME(MOD(10+ROUNDDOWN([.$C58]/4);24);MOD(15+ROUND([.$C58]/(4/60);0);60);0)" office:value-type="time" office:time-value="PT17H56M00S">
            <text:p>17:56</text:p>
          </table:table-cell>
          <table:table-cell table:style-name="ce25" table:formula="of:=TIME(MOD(10+ROUNDDOWN([.$C58]/5);24);MOD(15+ROUND([.$C58]/(5/60);0);60);0)" office:value-type="time" office:time-value="PT11H35M00S">
            <text:p>11:35</text:p>
          </table:table-cell>
          <table:table-cell table:style-name="ce23" table:formula="of:=TIME(MOD(10+ROUNDDOWN([.$C58]/6);24);MOD(15+ROUND([.$C58]/(6/60);0);60);0)" office:value-type="time" office:time-value="PT07H22M00S">
            <text:p>07:22</text:p>
          </table:table-cell>
          <table:table-cell table:style-name="ce23" table:formula="of:=TIME(MOD(10+ROUNDDOWN([.$C58]/7);24);MOD(15+ROUND([.$C58]/(7/60);0);60);0)" office:value-type="time" office:time-value="PT04H21M00S">
            <text:p>04:21</text:p>
          </table:table-cell>
          <table:table-cell table:style-name="ce28" table:formula="of:=TIME(MOD(10+ROUNDDOWN([.$C58]/8);24);MOD(15+ROUND([.$C58]/(8/60);0);60);0)" office:value-type="time" office:time-value="PT01H05M00S">
            <text:p>01:0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Chvojkovský mlýn</text:p>
          </table:table-cell>
          <table:table-cell table:style-name="ce10" office:value-type="string">
            <text:p>zelená</text:p>
          </table:table-cell>
          <table:table-cell table:style-name="ce17" office:value-type="float" office:value="129.5">
            <text:p>129.5</text:p>
          </table:table-cell>
          <table:table-cell table:style-name="ce17" table:formula="of:=IF(NOT(ISBLANK([.C59]));[.C59]-[.C58];&quot;&quot;)" office:value-type="float" office:value="2.8">
            <text:p>2.8</text:p>
          </table:table-cell>
          <table:table-cell table:style-name="ce25" table:formula="of:=TIME(MOD(10+ROUNDDOWN([.$C59]/4);24);MOD(15+ROUND([.$C59]/(4/60);0);60);0)" office:value-type="time" office:time-value="PT18H38M00S">
            <text:p>18:38</text:p>
          </table:table-cell>
          <table:table-cell table:style-name="ce25" table:formula="of:=TIME(MOD(10+ROUNDDOWN([.$C59]/5);24);MOD(15+ROUND([.$C59]/(5/60);0);60);0)" office:value-type="time" office:time-value="PT11H09M00S">
            <text:p>11:09</text:p>
          </table:table-cell>
          <table:table-cell table:style-name="ce23" table:formula="of:=TIME(MOD(10+ROUNDDOWN([.$C59]/6);24);MOD(15+ROUND([.$C59]/(6/60);0);60);0)" office:value-type="time" office:time-value="PT07H50M00S">
            <text:p>07:50</text:p>
          </table:table-cell>
          <table:table-cell table:style-name="ce23" table:formula="of:=TIME(MOD(10+ROUNDDOWN([.$C59]/7);24);MOD(15+ROUND([.$C59]/(7/60);0);60);0)" office:value-type="time" office:time-value="PT04H45M00S">
            <text:p>04:45</text:p>
          </table:table-cell>
          <table:table-cell table:style-name="ce28" table:formula="of:=TIME(MOD(10+ROUNDDOWN([.$C59]/8);24);MOD(15+ROUND([.$C59]/(8/60);0);60);0)" office:value-type="time" office:time-value="PT02H26M00S">
            <text:p>02:2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Žihle, náměstí</text:p>
          </table:table-cell>
          <table:table-cell table:style-name="ce12" office:value-type="string">
            <text:p>modrá</text:p>
          </table:table-cell>
          <table:table-cell table:style-name="ce17" office:value-type="float" office:value="132.5">
            <text:p>132.5</text:p>
          </table:table-cell>
          <table:table-cell table:style-name="ce17" table:formula="of:=IF(NOT(ISBLANK([.C60]));[.C60]-[.C59];&quot;&quot;)" office:value-type="float" office:value="3">
            <text:p>3.0</text:p>
          </table:table-cell>
          <table:table-cell table:style-name="ce25" table:formula="of:=TIME(MOD(10+ROUNDDOWN([.$C60]/4);24);MOD(15+ROUND([.$C60]/(4/60);0);60);0)" office:value-type="time" office:time-value="PT19H23M00S">
            <text:p>19:23</text:p>
          </table:table-cell>
          <table:table-cell table:style-name="ce25" table:formula="of:=TIME(MOD(10+ROUNDDOWN([.$C60]/5);24);MOD(15+ROUND([.$C60]/(5/60);0);60);0)" office:value-type="time" office:time-value="PT12H45M00S">
            <text:p>12:45</text:p>
          </table:table-cell>
          <table:table-cell table:style-name="ce23" table:formula="of:=TIME(MOD(10+ROUNDDOWN([.$C60]/6);24);MOD(15+ROUND([.$C60]/(6/60);0);60);0)" office:value-type="time" office:time-value="PT08H20M00S">
            <text:p>08:20</text:p>
          </table:table-cell>
          <table:table-cell table:style-name="ce23" table:formula="of:=TIME(MOD(10+ROUNDDOWN([.$C60]/7);24);MOD(15+ROUND([.$C60]/(7/60);0);60);0)" office:value-type="time" office:time-value="PT04H11M00S">
            <text:p>04:11</text:p>
          </table:table-cell>
          <table:table-cell table:style-name="ce28" table:formula="of:=TIME(MOD(10+ROUNDDOWN([.$C60]/8);24);MOD(15+ROUND([.$C60]/(8/60);0);60);0)" office:value-type="time" office:time-value="PT02H49M00S">
            <text:p>02:4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řehořov</text:p>
          </table:table-cell>
          <table:table-cell table:style-name="ce12" office:value-type="string">
            <text:p>modrá</text:p>
          </table:table-cell>
          <table:table-cell table:style-name="ce17" office:value-type="float" office:value="134.5">
            <text:p>134.5</text:p>
          </table:table-cell>
          <table:table-cell table:style-name="ce17" table:formula="of:=IF(NOT(ISBLANK([.C61]));[.C61]-[.C60];&quot;&quot;)" office:value-type="float" office:value="2">
            <text:p>2.0</text:p>
          </table:table-cell>
          <table:table-cell table:style-name="ce25" table:formula="of:=TIME(MOD(10+ROUNDDOWN([.$C61]/4);24);MOD(15+ROUND([.$C61]/(4/60);0);60);0)" office:value-type="time" office:time-value="PT19H53M00S">
            <text:p>19:53</text:p>
          </table:table-cell>
          <table:table-cell table:style-name="ce25" table:formula="of:=TIME(MOD(10+ROUNDDOWN([.$C61]/5);24);MOD(15+ROUND([.$C61]/(5/60);0);60);0)" office:value-type="time" office:time-value="PT12H09M00S">
            <text:p>12:09</text:p>
          </table:table-cell>
          <table:table-cell table:style-name="ce23" table:formula="of:=TIME(MOD(10+ROUNDDOWN([.$C61]/6);24);MOD(15+ROUND([.$C61]/(6/60);0);60);0)" office:value-type="time" office:time-value="PT08H40M00S">
            <text:p>08:40</text:p>
          </table:table-cell>
          <table:table-cell table:style-name="ce23" table:formula="of:=TIME(MOD(10+ROUNDDOWN([.$C61]/7);24);MOD(15+ROUND([.$C61]/(7/60);0);60);0)" office:value-type="time" office:time-value="PT05H28M00S">
            <text:p>05:28</text:p>
          </table:table-cell>
          <table:table-cell table:style-name="ce28" table:formula="of:=TIME(MOD(10+ROUNDDOWN([.$C61]/8);24);MOD(15+ROUND([.$C61]/(8/60);0);60);0)" office:value-type="time" office:time-value="PT02H04M00S">
            <text:p>02:0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otvorov</text:p>
          </table:table-cell>
          <table:table-cell table:style-name="ce12" office:value-type="string">
            <text:p>modrá</text:p>
          </table:table-cell>
          <table:table-cell table:style-name="ce17" office:value-type="float" office:value="138.9">
            <text:p>138.9</text:p>
          </table:table-cell>
          <table:table-cell table:style-name="ce17" table:formula="of:=IF(NOT(ISBLANK([.C62]));[.C62]-[.C61];&quot;&quot;)" office:value-type="float" office:value="4.40000000000001">
            <text:p>4.4</text:p>
          </table:table-cell>
          <table:table-cell table:style-name="ce25" table:formula="of:=TIME(MOD(10+ROUNDDOWN([.$C62]/4);24);MOD(15+ROUND([.$C62]/(4/60);0);60);0)" office:value-type="time" office:time-value="PT20H59M00S">
            <text:p>20:59</text:p>
          </table:table-cell>
          <table:table-cell table:style-name="ce25" table:formula="of:=TIME(MOD(10+ROUNDDOWN([.$C62]/5);24);MOD(15+ROUND([.$C62]/(5/60);0);60);0)" office:value-type="time" office:time-value="PT13H02M00S">
            <text:p>13:02</text:p>
          </table:table-cell>
          <table:table-cell table:style-name="ce23" table:formula="of:=TIME(MOD(10+ROUNDDOWN([.$C62]/6);24);MOD(15+ROUND([.$C62]/(6/60);0);60);0)" office:value-type="time" office:time-value="PT09H24M00S">
            <text:p>09:24</text:p>
          </table:table-cell>
          <table:table-cell table:style-name="ce23" table:formula="of:=TIME(MOD(10+ROUNDDOWN([.$C62]/7);24);MOD(15+ROUND([.$C62]/(7/60);0);60);0)" office:value-type="time" office:time-value="PT05H06M00S">
            <text:p>05:06</text:p>
          </table:table-cell>
          <table:table-cell table:style-name="ce28" table:formula="of:=TIME(MOD(10+ROUNDDOWN([.$C62]/8);24);MOD(15+ROUND([.$C62]/(8/60);0);60);0)" office:value-type="time" office:time-value="PT03H37M00S">
            <text:p>03:3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Řemešín</text:p>
          </table:table-cell>
          <table:table-cell table:style-name="ce12" office:value-type="string">
            <text:p>modrá</text:p>
          </table:table-cell>
          <table:table-cell table:style-name="ce17" office:value-type="float" office:value="141.6">
            <text:p>141.6</text:p>
          </table:table-cell>
          <table:table-cell table:style-name="ce17" table:formula="of:=IF(NOT(ISBLANK([.C63]));[.C63]-[.C62];&quot;&quot;)" office:value-type="float" office:value="2.69999999999999">
            <text:p>2.7</text:p>
          </table:table-cell>
          <table:table-cell table:style-name="ce25" table:formula="of:=TIME(MOD(10+ROUNDDOWN([.$C63]/4);24);MOD(15+ROUND([.$C63]/(4/60);0);60);0)" office:value-type="time" office:time-value="PT21H39M00S">
            <text:p>21:39</text:p>
          </table:table-cell>
          <table:table-cell table:style-name="ce25" table:formula="of:=TIME(MOD(10+ROUNDDOWN([.$C63]/5);24);MOD(15+ROUND([.$C63]/(5/60);0);60);0)" office:value-type="time" office:time-value="PT14H34M00S">
            <text:p>14:34</text:p>
          </table:table-cell>
          <table:table-cell table:style-name="ce23" table:formula="of:=TIME(MOD(10+ROUNDDOWN([.$C63]/6);24);MOD(15+ROUND([.$C63]/(6/60);0);60);0)" office:value-type="time" office:time-value="PT09H51M00S">
            <text:p>09:51</text:p>
          </table:table-cell>
          <table:table-cell table:style-name="ce23" table:formula="of:=TIME(MOD(10+ROUNDDOWN([.$C63]/7);24);MOD(15+ROUND([.$C63]/(7/60);0);60);0)" office:value-type="time" office:time-value="PT06H29M00S">
            <text:p>06:29</text:p>
          </table:table-cell>
          <table:table-cell table:style-name="ce28" table:formula="of:=TIME(MOD(10+ROUNDDOWN([.$C63]/8);24);MOD(15+ROUND([.$C63]/(8/60);0);60);0)" office:value-type="time" office:time-value="PT03H57M00S">
            <text:p>03:5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U Šebíkova, rozc.</text:p>
          </table:table-cell>
          <table:table-cell table:style-name="ce12" office:value-type="string">
            <text:p>modrá</text:p>
          </table:table-cell>
          <table:table-cell table:style-name="ce17" office:value-type="float" office:value="144.3">
            <text:p>144.3</text:p>
          </table:table-cell>
          <table:table-cell table:style-name="ce17" table:formula="of:=IF(NOT(ISBLANK([.C64]));[.C64]-[.C63];&quot;&quot;)" office:value-type="float" office:value="2.70000000000002">
            <text:p>2.7</text:p>
          </table:table-cell>
          <table:table-cell table:style-name="ce25" table:formula="of:=TIME(MOD(10+ROUNDDOWN([.$C64]/4);24);MOD(15+ROUND([.$C64]/(4/60);0);60);0)" office:value-type="time" office:time-value="PT22H20M00S">
            <text:p>22:20</text:p>
          </table:table-cell>
          <table:table-cell table:style-name="ce25" table:formula="of:=TIME(MOD(10+ROUNDDOWN([.$C64]/5);24);MOD(15+ROUND([.$C64]/(5/60);0);60);0)" office:value-type="time" office:time-value="PT14H07M00S">
            <text:p>14:07</text:p>
          </table:table-cell>
          <table:table-cell table:style-name="ce25" table:formula="of:=TIME(MOD(10+ROUNDDOWN([.$C64]/6);24);MOD(15+ROUND([.$C64]/(6/60);0);60);0)" office:value-type="time" office:time-value="PT10H18M00S">
            <text:p>10:18</text:p>
          </table:table-cell>
          <table:table-cell table:style-name="ce23" table:formula="of:=TIME(MOD(10+ROUNDDOWN([.$C64]/7);24);MOD(15+ROUND([.$C64]/(7/60);0);60);0)" office:value-type="time" office:time-value="PT06H52M00S">
            <text:p>06:52</text:p>
          </table:table-cell>
          <table:table-cell table:style-name="ce28" table:formula="of:=TIME(MOD(10+ROUNDDOWN([.$C64]/8);24);MOD(15+ROUND([.$C64]/(8/60);0);60);0)" office:value-type="time" office:time-value="PT04H17M00S">
            <text:p>04:17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Žebenice</text:p>
          </table:table-cell>
          <table:table-cell table:style-name="ce12" office:value-type="string">
            <text:p>modrá</text:p>
          </table:table-cell>
          <table:table-cell table:style-name="ce17" office:value-type="float" office:value="146.2">
            <text:p>146.2</text:p>
          </table:table-cell>
          <table:table-cell table:style-name="ce17" table:formula="of:=IF(NOT(ISBLANK([.C65]));[.C65]-[.C64];&quot;&quot;)" office:value-type="float" office:value="1.89999999999998">
            <text:p>1.9</text:p>
          </table:table-cell>
          <table:table-cell table:style-name="ce25" table:formula="of:=TIME(MOD(10+ROUNDDOWN([.$C65]/4);24);MOD(15+ROUND([.$C65]/(4/60);0);60);0)" office:value-type="time" office:time-value="PT22H48M00S">
            <text:p>22:48</text:p>
          </table:table-cell>
          <table:table-cell table:style-name="ce25" table:formula="of:=TIME(MOD(10+ROUNDDOWN([.$C65]/5);24);MOD(15+ROUND([.$C65]/(5/60);0);60);0)" office:value-type="time" office:time-value="PT15H29M00S">
            <text:p>15:29</text:p>
          </table:table-cell>
          <table:table-cell table:style-name="ce25" table:formula="of:=TIME(MOD(10+ROUNDDOWN([.$C65]/6);24);MOD(15+ROUND([.$C65]/(6/60);0);60);0)" office:value-type="time" office:time-value="PT10H37M00S">
            <text:p>10:37</text:p>
          </table:table-cell>
          <table:table-cell table:style-name="ce23" table:formula="of:=TIME(MOD(10+ROUNDDOWN([.$C65]/7);24);MOD(15+ROUND([.$C65]/(7/60);0);60);0)" office:value-type="time" office:time-value="PT06H08M00S">
            <text:p>06:08</text:p>
          </table:table-cell>
          <table:table-cell table:style-name="ce28" table:formula="of:=TIME(MOD(10+ROUNDDOWN([.$C65]/8);24);MOD(15+ROUND([.$C65]/(8/60);0);60);0)" office:value-type="time" office:time-value="PT04H32M00S">
            <text:p>04:3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asy, Peklo, rozc.</text:p>
          </table:table-cell>
          <table:table-cell table:style-name="ce12" office:value-type="string">
            <text:p>modrá</text:p>
          </table:table-cell>
          <table:table-cell table:style-name="ce17" office:value-type="float" office:value="148.5">
            <text:p>148.5</text:p>
          </table:table-cell>
          <table:table-cell table:style-name="ce17" table:formula="of:=IF(NOT(ISBLANK([.C66]));[.C66]-[.C65];&quot;&quot;)" office:value-type="float" office:value="2.30000000000001">
            <text:p>2.3</text:p>
          </table:table-cell>
          <table:table-cell table:style-name="ce25" table:formula="of:=TIME(MOD(10+ROUNDDOWN([.$C66]/4);24);MOD(15+ROUND([.$C66]/(4/60);0);60);0)" office:value-type="time" office:time-value="PT23H23M00S">
            <text:p>23:23</text:p>
          </table:table-cell>
          <table:table-cell table:style-name="ce25" table:formula="of:=TIME(MOD(10+ROUNDDOWN([.$C66]/5);24);MOD(15+ROUND([.$C66]/(5/60);0);60);0)" office:value-type="time" office:time-value="PT15H57M00S">
            <text:p>15:57</text:p>
          </table:table-cell>
          <table:table-cell table:style-name="ce25" table:formula="of:=TIME(MOD(10+ROUNDDOWN([.$C66]/6);24);MOD(15+ROUND([.$C66]/(6/60);0);60);0)" office:value-type="time" office:time-value="PT10H00M00S">
            <text:p>10:00</text:p>
          </table:table-cell>
          <table:table-cell table:style-name="ce23" table:formula="of:=TIME(MOD(10+ROUNDDOWN([.$C66]/7);24);MOD(15+ROUND([.$C66]/(7/60);0);60);0)" office:value-type="time" office:time-value="PT07H28M00S">
            <text:p>07:28</text:p>
          </table:table-cell>
          <table:table-cell table:style-name="ce28" table:formula="of:=TIME(MOD(10+ROUNDDOWN([.$C66]/8);24);MOD(15+ROUND([.$C66]/(8/60);0);60);0)" office:value-type="time" office:time-value="PT04H49M00S">
            <text:p>04:4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asy, bus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50.4">
            <text:p>150.4</text:p>
          </table:table-cell>
          <table:table-cell table:style-name="ce17" table:formula="of:=IF(NOT(ISBLANK([.C67]));[.C67]-[.C66];&quot;&quot;)" office:value-type="float" office:value="1.90000000000001">
            <text:p>1.9</text:p>
          </table:table-cell>
          <table:table-cell table:style-name="ce25" table:formula="of:=TIME(MOD(10+ROUNDDOWN([.$C67]/4);24);MOD(15+ROUND([.$C67]/(4/60);0);60);0)" office:value-type="time" office:time-value="PT23H51M00S">
            <text:p>23:51</text:p>
          </table:table-cell>
          <table:table-cell table:style-name="ce25" table:formula="of:=TIME(MOD(10+ROUNDDOWN([.$C67]/5);24);MOD(15+ROUND([.$C67]/(5/60);0);60);0)" office:value-type="time" office:time-value="PT16H20M00S">
            <text:p>16:20</text:p>
          </table:table-cell>
          <table:table-cell table:style-name="ce25" table:formula="of:=TIME(MOD(10+ROUNDDOWN([.$C67]/6);24);MOD(15+ROUND([.$C67]/(6/60);0);60);0)" office:value-type="time" office:time-value="PT11H19M00S">
            <text:p>11:19</text:p>
          </table:table-cell>
          <table:table-cell table:style-name="ce23" table:formula="of:=TIME(MOD(10+ROUNDDOWN([.$C67]/7);24);MOD(15+ROUND([.$C67]/(7/60);0);60);0)" office:value-type="time" office:time-value="PT07H44M00S">
            <text:p>07:44</text:p>
          </table:table-cell>
          <table:table-cell table:style-name="ce28" table:formula="of:=TIME(MOD(10+ROUNDDOWN([.$C67]/8);24);MOD(15+ROUND([.$C67]/(8/60);0);60);0)" office:value-type="time" office:time-value="PT04H03M00S">
            <text:p>04:0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asy, ŽST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51.2">
            <text:p>151.2</text:p>
          </table:table-cell>
          <table:table-cell table:style-name="ce17" table:formula="of:=IF(NOT(ISBLANK([.C68]));[.C68]-[.C67];&quot;&quot;)" office:value-type="float" office:value="0.799999999999983">
            <text:p>0.8</text:p>
          </table:table-cell>
          <table:table-cell table:style-name="ce25" table:formula="of:=TIME(MOD(10+ROUNDDOWN([.$C68]/4);24);MOD(15+ROUND([.$C68]/(4/60);0);60);0)" office:value-type="time" office:time-value="PT23H03M00S">
            <text:p>23:03</text:p>
          </table:table-cell>
          <table:table-cell table:style-name="ce25" table:formula="of:=TIME(MOD(10+ROUNDDOWN([.$C68]/5);24);MOD(15+ROUND([.$C68]/(5/60);0);60);0)" office:value-type="time" office:time-value="PT16H29M00S">
            <text:p>16:29</text:p>
          </table:table-cell>
          <table:table-cell table:style-name="ce25" table:formula="of:=TIME(MOD(10+ROUNDDOWN([.$C68]/6);24);MOD(15+ROUND([.$C68]/(6/60);0);60);0)" office:value-type="time" office:time-value="PT11H27M00S">
            <text:p>11:27</text:p>
          </table:table-cell>
          <table:table-cell table:style-name="ce23" table:formula="of:=TIME(MOD(10+ROUNDDOWN([.$C68]/7);24);MOD(15+ROUND([.$C68]/(7/60);0);60);0)" office:value-type="time" office:time-value="PT07H51M00S">
            <text:p>07:51</text:p>
          </table:table-cell>
          <table:table-cell table:style-name="ce28" table:formula="of:=TIME(MOD(10+ROUNDDOWN([.$C68]/8);24);MOD(15+ROUND([.$C68]/(8/60);0);60);0)" office:value-type="time" office:time-value="PT04H09M00S">
            <text:p>04: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ábrový dolík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53.2">
            <text:p>153.2</text:p>
          </table:table-cell>
          <table:table-cell table:style-name="ce17" table:formula="of:=IF(NOT(ISBLANK([.C69]));[.C69]-[.C68];&quot;&quot;)" office:value-type="float" office:value="2">
            <text:p>2.0</text:p>
          </table:table-cell>
          <table:table-cell table:style-name="ce25" table:formula="of:=TIME(MOD(10+ROUNDDOWN([.$C69]/4);24);MOD(15+ROUND([.$C69]/(4/60);0);60);0)" office:value-type="time" office:time-value="PT00H33M00S">
            <text:p>00:33</text:p>
          </table:table-cell>
          <table:table-cell table:style-name="ce25" table:formula="of:=TIME(MOD(10+ROUNDDOWN([.$C69]/5);24);MOD(15+ROUND([.$C69]/(5/60);0);60);0)" office:value-type="time" office:time-value="PT16H53M00S">
            <text:p>16:53</text:p>
          </table:table-cell>
          <table:table-cell table:style-name="ce25" table:formula="of:=TIME(MOD(10+ROUNDDOWN([.$C69]/6);24);MOD(15+ROUND([.$C69]/(6/60);0);60);0)" office:value-type="time" office:time-value="PT11H47M00S">
            <text:p>11:47</text:p>
          </table:table-cell>
          <table:table-cell table:style-name="ce23" table:formula="of:=TIME(MOD(10+ROUNDDOWN([.$C69]/7);24);MOD(15+ROUND([.$C69]/(7/60);0);60);0)" office:value-type="time" office:time-value="PT07H08M00S">
            <text:p>07:08</text:p>
          </table:table-cell>
          <table:table-cell table:style-name="ce28" table:formula="of:=TIME(MOD(10+ROUNDDOWN([.$C69]/8);24);MOD(15+ROUND([.$C69]/(8/60);0);60);0)" office:value-type="time" office:time-value="PT05H24M00S">
            <text:p>05:24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enný dolík, myslivna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54.3">
            <text:p>154.3</text:p>
          </table:table-cell>
          <table:table-cell table:style-name="ce17" table:formula="of:=IF(NOT(ISBLANK([.C70]));[.C70]-[.C69];&quot;&quot;)" office:value-type="float" office:value="1.10000000000002">
            <text:p>1.1</text:p>
          </table:table-cell>
          <table:table-cell table:style-name="ce25" table:formula="of:=TIME(MOD(10+ROUNDDOWN([.$C70]/4);24);MOD(15+ROUND([.$C70]/(4/60);0);60);0)" office:value-type="time" office:time-value="PT00H50M00S">
            <text:p>00:50</text:p>
          </table:table-cell>
          <table:table-cell table:style-name="ce25" table:formula="of:=TIME(MOD(10+ROUNDDOWN([.$C70]/5);24);MOD(15+ROUND([.$C70]/(5/60);0);60);0)" office:value-type="time" office:time-value="PT16H07M00S">
            <text:p>16:07</text:p>
          </table:table-cell>
          <table:table-cell table:style-name="ce25" table:formula="of:=TIME(MOD(10+ROUNDDOWN([.$C70]/6);24);MOD(15+ROUND([.$C70]/(6/60);0);60);0)" office:value-type="time" office:time-value="PT11H58M00S">
            <text:p>11:58</text:p>
          </table:table-cell>
          <table:table-cell table:style-name="ce23" table:formula="of:=TIME(MOD(10+ROUNDDOWN([.$C70]/7);24);MOD(15+ROUND([.$C70]/(7/60);0);60);0)" office:value-type="time" office:time-value="PT08H18M00S">
            <text:p>08:18</text:p>
          </table:table-cell>
          <table:table-cell table:style-name="ce28" table:formula="of:=TIME(MOD(10+ROUNDDOWN([.$C70]/8);24);MOD(15+ROUND([.$C70]/(8/60);0);60);0)" office:value-type="time" office:time-value="PT05H32M00S">
            <text:p>05:32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U Mrtníku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56.8">
            <text:p>156.8</text:p>
          </table:table-cell>
          <table:table-cell table:style-name="ce17" table:formula="of:=IF(NOT(ISBLANK([.C71]));[.C71]-[.C70];&quot;&quot;)" office:value-type="float" office:value="2.5">
            <text:p>2.5</text:p>
          </table:table-cell>
          <table:table-cell table:style-name="ce25" table:formula="of:=TIME(MOD(10+ROUNDDOWN([.$C71]/4);24);MOD(15+ROUND([.$C71]/(4/60);0);60);0)" office:value-type="time" office:time-value="PT01H27M00S">
            <text:p>01:27</text:p>
          </table:table-cell>
          <table:table-cell table:style-name="ce25" table:formula="of:=TIME(MOD(10+ROUNDDOWN([.$C71]/5);24);MOD(15+ROUND([.$C71]/(5/60);0);60);0)" office:value-type="time" office:time-value="PT17H37M00S">
            <text:p>17:37</text:p>
          </table:table-cell>
          <table:table-cell table:style-name="ce25" table:formula="of:=TIME(MOD(10+ROUNDDOWN([.$C71]/6);24);MOD(15+ROUND([.$C71]/(6/60);0);60);0)" office:value-type="time" office:time-value="PT12H23M00S">
            <text:p>12:23</text:p>
          </table:table-cell>
          <table:table-cell table:style-name="ce23" table:formula="of:=TIME(MOD(10+ROUNDDOWN([.$C71]/7);24);MOD(15+ROUND([.$C71]/(7/60);0);60);0)" office:value-type="time" office:time-value="PT08H39M00S">
            <text:p>08:39</text:p>
          </table:table-cell>
          <table:table-cell table:style-name="ce28" table:formula="of:=TIME(MOD(10+ROUNDDOWN([.$C71]/8);24);MOD(15+ROUND([.$C71]/(8/60);0);60);0)" office:value-type="time" office:time-value="PT05H51M00S">
            <text:p>05:5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U Mezníku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59.2">
            <text:p>159.2</text:p>
          </table:table-cell>
          <table:table-cell table:style-name="ce17" table:formula="of:=IF(NOT(ISBLANK([.C72]));[.C72]-[.C71];&quot;&quot;)" office:value-type="float" office:value="2.39999999999998">
            <text:p>2.4</text:p>
          </table:table-cell>
          <table:table-cell table:style-name="ce25" table:formula="of:=TIME(MOD(10+ROUNDDOWN([.$C72]/4);24);MOD(15+ROUND([.$C72]/(4/60);0);60);0)" office:value-type="time" office:time-value="PT01H03M00S">
            <text:p>01:03</text:p>
          </table:table-cell>
          <table:table-cell table:style-name="ce25" table:formula="of:=TIME(MOD(10+ROUNDDOWN([.$C72]/5);24);MOD(15+ROUND([.$C72]/(5/60);0);60);0)" office:value-type="time" office:time-value="PT17H05M00S">
            <text:p>17:05</text:p>
          </table:table-cell>
          <table:table-cell table:style-name="ce25" table:formula="of:=TIME(MOD(10+ROUNDDOWN([.$C72]/6);24);MOD(15+ROUND([.$C72]/(6/60);0);60);0)" office:value-type="time" office:time-value="PT12H47M00S">
            <text:p>12:47</text:p>
          </table:table-cell>
          <table:table-cell table:style-name="ce23" table:formula="of:=TIME(MOD(10+ROUNDDOWN([.$C72]/7);24);MOD(15+ROUND([.$C72]/(7/60);0);60);0)" office:value-type="time" office:time-value="PT08H00M00S">
            <text:p>08:00</text:p>
          </table:table-cell>
          <table:table-cell table:style-name="ce28" table:formula="of:=TIME(MOD(10+ROUNDDOWN([.$C72]/8);24);MOD(15+ROUND([.$C72]/(8/60);0);60);0)" office:value-type="time" office:time-value="PT05H09M00S">
            <text:p>05:09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Modrý kříž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61.1">
            <text:p>161.1</text:p>
          </table:table-cell>
          <table:table-cell table:style-name="ce17" table:formula="of:=IF(NOT(ISBLANK([.C73]));[.C73]-[.C72];&quot;&quot;)" office:value-type="float" office:value="1.90000000000001">
            <text:p>1.9</text:p>
          </table:table-cell>
          <table:table-cell table:style-name="ce25" table:formula="of:=TIME(MOD(10+ROUNDDOWN([.$C73]/4);24);MOD(15+ROUND([.$C73]/(4/60);0);60);0)" office:value-type="time" office:time-value="PT02H32M00S">
            <text:p>02:32</text:p>
          </table:table-cell>
          <table:table-cell table:style-name="ce25" table:formula="of:=TIME(MOD(10+ROUNDDOWN([.$C73]/5);24);MOD(15+ROUND([.$C73]/(5/60);0);60);0)" office:value-type="time" office:time-value="PT18H28M00S">
            <text:p>18:28</text:p>
          </table:table-cell>
          <table:table-cell table:style-name="ce25" table:formula="of:=TIME(MOD(10+ROUNDDOWN([.$C73]/6);24);MOD(15+ROUND([.$C73]/(6/60);0);60);0)" office:value-type="time" office:time-value="PT12H06M00S">
            <text:p>12:06</text:p>
          </table:table-cell>
          <table:table-cell table:style-name="ce23" table:formula="of:=TIME(MOD(10+ROUNDDOWN([.$C73]/7);24);MOD(15+ROUND([.$C73]/(7/60);0);60);0)" office:value-type="time" office:time-value="PT09H16M00S">
            <text:p>09:16</text:p>
          </table:table-cell>
          <table:table-cell table:style-name="ce28" table:formula="of:=TIME(MOD(10+ROUNDDOWN([.$C73]/8);24);MOD(15+ROUND([.$C73]/(8/60);0);60);0)" office:value-type="time" office:time-value="PT06H23M00S">
            <text:p>06:23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orní Bříza, ŽST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63.5">
            <text:p>163.5</text:p>
          </table:table-cell>
          <table:table-cell table:style-name="ce17" table:formula="of:=IF(NOT(ISBLANK([.C74]));[.C74]-[.C73];&quot;&quot;)" office:value-type="float" office:value="2.40000000000001">
            <text:p>2.4</text:p>
          </table:table-cell>
          <table:table-cell table:style-name="ce25" table:formula="of:=TIME(MOD(10+ROUNDDOWN([.$C74]/4);24);MOD(15+ROUND([.$C74]/(4/60);0);60);0)" office:value-type="time" office:time-value="PT02H08M00S">
            <text:p>02:08</text:p>
          </table:table-cell>
          <table:table-cell table:style-name="ce25" table:formula="of:=TIME(MOD(10+ROUNDDOWN([.$C74]/5);24);MOD(15+ROUND([.$C74]/(5/60);0);60);0)" office:value-type="time" office:time-value="PT18H57M00S">
            <text:p>18:57</text:p>
          </table:table-cell>
          <table:table-cell table:style-name="ce25" table:formula="of:=TIME(MOD(10+ROUNDDOWN([.$C74]/6);24);MOD(15+ROUND([.$C74]/(6/60);0);60);0)" office:value-type="time" office:time-value="PT13H30M00S">
            <text:p>13:30</text:p>
          </table:table-cell>
          <table:table-cell table:style-name="ce23" table:formula="of:=TIME(MOD(10+ROUNDDOWN([.$C74]/7);24);MOD(15+ROUND([.$C74]/(7/60);0);60);0)" office:value-type="time" office:time-value="PT09H36M00S">
            <text:p>09:36</text:p>
          </table:table-cell>
          <table:table-cell table:style-name="ce28" table:formula="of:=TIME(MOD(10+ROUNDDOWN([.$C74]/8);24);MOD(15+ROUND([.$C74]/(8/60);0);60);0)" office:value-type="time" office:time-value="PT06H41M00S">
            <text:p>06:4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a Bohoutově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65.5">
            <text:p>165.5</text:p>
          </table:table-cell>
          <table:table-cell table:style-name="ce17" table:formula="of:=IF(NOT(ISBLANK([.C75]));[.C75]-[.C74];&quot;&quot;)" office:value-type="float" office:value="2">
            <text:p>2.0</text:p>
          </table:table-cell>
          <table:table-cell table:style-name="ce25" table:formula="of:=TIME(MOD(10+ROUNDDOWN([.$C75]/4);24);MOD(15+ROUND([.$C75]/(4/60);0);60);0)" office:value-type="time" office:time-value="PT03H38M00S">
            <text:p>03:38</text:p>
          </table:table-cell>
          <table:table-cell table:style-name="ce25" table:formula="of:=TIME(MOD(10+ROUNDDOWN([.$C75]/5);24);MOD(15+ROUND([.$C75]/(5/60);0);60);0)" office:value-type="time" office:time-value="PT19H21M00S">
            <text:p>19:21</text:p>
          </table:table-cell>
          <table:table-cell table:style-name="ce25" table:formula="of:=TIME(MOD(10+ROUNDDOWN([.$C75]/6);24);MOD(15+ROUND([.$C75]/(6/60);0);60);0)" office:value-type="time" office:time-value="PT13H50M00S">
            <text:p>13:50</text:p>
          </table:table-cell>
          <table:table-cell table:style-name="ce23" table:formula="of:=TIME(MOD(10+ROUNDDOWN([.$C75]/7);24);MOD(15+ROUND([.$C75]/(7/60);0);60);0)" office:value-type="time" office:time-value="PT09H54M00S">
            <text:p>09:54</text:p>
          </table:table-cell>
          <table:table-cell table:style-name="ce28" table:formula="of:=TIME(MOD(10+ROUNDDOWN([.$C75]/8);24);MOD(15+ROUND([.$C75]/(8/60);0);60);0)" office:value-type="time" office:time-value="PT06H56M00S">
            <text:p>06:5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U Záluží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68.8">
            <text:p>168.8</text:p>
          </table:table-cell>
          <table:table-cell table:style-name="ce17" table:formula="of:=IF(NOT(ISBLANK([.C76]));[.C76]-[.C75];&quot;&quot;)" office:value-type="float" office:value="3.30000000000001">
            <text:p>3.3</text:p>
          </table:table-cell>
          <table:table-cell table:style-name="ce25" table:formula="of:=TIME(MOD(10+ROUNDDOWN([.$C76]/4);24);MOD(15+ROUND([.$C76]/(4/60);0);60);0)" office:value-type="time" office:time-value="PT04H27M00S">
            <text:p>04:27</text:p>
          </table:table-cell>
          <table:table-cell table:style-name="ce25" table:formula="of:=TIME(MOD(10+ROUNDDOWN([.$C76]/5);24);MOD(15+ROUND([.$C76]/(5/60);0);60);0)" office:value-type="time" office:time-value="PT19H01M00S">
            <text:p>19:01</text:p>
          </table:table-cell>
          <table:table-cell table:style-name="ce25" table:formula="of:=TIME(MOD(10+ROUNDDOWN([.$C76]/6);24);MOD(15+ROUND([.$C76]/(6/60);0);60);0)" office:value-type="time" office:time-value="PT14H23M00S">
            <text:p>14:23</text:p>
          </table:table-cell>
          <table:table-cell table:style-name="ce25" table:formula="of:=TIME(MOD(10+ROUNDDOWN([.$C76]/7);24);MOD(15+ROUND([.$C76]/(7/60);0);60);0)" office:value-type="time" office:time-value="PT10H22M00S">
            <text:p>10:22</text:p>
          </table:table-cell>
          <table:table-cell table:style-name="ce28" table:formula="of:=TIME(MOD(10+ROUNDDOWN([.$C76]/8);24);MOD(15+ROUND([.$C76]/(8/60);0);60);0)" office:value-type="time" office:time-value="PT07H21M00S">
            <text:p>07:2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Krkavec rozhledna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70.6">
            <text:p>170.6</text:p>
          </table:table-cell>
          <table:table-cell table:style-name="ce17" table:formula="of:=IF(NOT(ISBLANK([.C77]));[.C77]-[.C76];&quot;&quot;)" office:value-type="float" office:value="1.79999999999998">
            <text:p>1.8</text:p>
          </table:table-cell>
          <table:table-cell table:style-name="ce25" table:formula="of:=TIME(MOD(10+ROUNDDOWN([.$C77]/4);24);MOD(15+ROUND([.$C77]/(4/60);0);60);0)" office:value-type="time" office:time-value="PT04H54M00S">
            <text:p>04:54</text:p>
          </table:table-cell>
          <table:table-cell table:style-name="ce25" table:formula="of:=TIME(MOD(10+ROUNDDOWN([.$C77]/5);24);MOD(15+ROUND([.$C77]/(5/60);0);60);0)" office:value-type="time" office:time-value="PT20H22M00S">
            <text:p>20:22</text:p>
          </table:table-cell>
          <table:table-cell table:style-name="ce25" table:formula="of:=TIME(MOD(10+ROUNDDOWN([.$C77]/6);24);MOD(15+ROUND([.$C77]/(6/60);0);60);0)" office:value-type="time" office:time-value="PT14H41M00S">
            <text:p>14:41</text:p>
          </table:table-cell>
          <table:table-cell table:style-name="ce25" table:formula="of:=TIME(MOD(10+ROUNDDOWN([.$C77]/7);24);MOD(15+ROUND([.$C77]/(7/60);0);60);0)" office:value-type="time" office:time-value="PT10H37M00S">
            <text:p>10:37</text:p>
          </table:table-cell>
          <table:table-cell table:style-name="ce28" table:formula="of:=TIME(MOD(10+ROUNDDOWN([.$C77]/8);24);MOD(15+ROUND([.$C77]/(8/60);0);60);0)" office:value-type="time" office:time-value="PT07H35M00S">
            <text:p>07:35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portovní střelnice</text:p>
          </table:table-cell>
          <table:table-cell table:style-name="ce11" office:value-type="string">
            <text:p>červená</text:p>
          </table:table-cell>
          <table:table-cell table:style-name="ce17" office:value-type="float" office:value="173.5">
            <text:p>173.5</text:p>
          </table:table-cell>
          <table:table-cell table:style-name="ce17" table:formula="of:=IF(NOT(ISBLANK([.C78]));[.C78]-[.C77];&quot;&quot;)" office:value-type="float" office:value="2.90000000000001">
            <text:p>2.9</text:p>
          </table:table-cell>
          <table:table-cell table:style-name="ce25" table:formula="of:=TIME(MOD(10+ROUNDDOWN([.$C78]/4);24);MOD(15+ROUND([.$C78]/(4/60);0);60);0)" office:value-type="time" office:time-value="PT05H38M00S">
            <text:p>05:38</text:p>
          </table:table-cell>
          <table:table-cell table:style-name="ce25" table:formula="of:=TIME(MOD(10+ROUNDDOWN([.$C78]/5);24);MOD(15+ROUND([.$C78]/(5/60);0);60);0)" office:value-type="time" office:time-value="PT20H57M00S">
            <text:p>20:57</text:p>
          </table:table-cell>
          <table:table-cell table:style-name="ce25" table:formula="of:=TIME(MOD(10+ROUNDDOWN([.$C78]/6);24);MOD(15+ROUND([.$C78]/(6/60);0);60);0)" office:value-type="time" office:time-value="PT14H10M00S">
            <text:p>14:10</text:p>
          </table:table-cell>
          <table:table-cell table:style-name="ce25" table:formula="of:=TIME(MOD(10+ROUNDDOWN([.$C78]/7);24);MOD(15+ROUND([.$C78]/(7/60);0);60);0)" office:value-type="time" office:time-value="PT10H02M00S">
            <text:p>10:02</text:p>
          </table:table-cell>
          <table:table-cell table:style-name="ce28" table:formula="of:=TIME(MOD(10+ROUNDDOWN([.$C78]/8);24);MOD(15+ROUND([.$C78]/(8/60);0);60);0)" office:value-type="time" office:time-value="PT07H56M00S">
            <text:p>07:56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lzeň – Košutka, tramvaje</text:p>
          </table:table-cell>
          <table:table-cell table:style-name="ce15" office:value-type="string">
            <text:p>konec</text:p>
          </table:table-cell>
          <table:table-cell table:style-name="ce20" office:value-type="float" office:value="174.5">
            <text:p>174.5</text:p>
          </table:table-cell>
          <table:table-cell table:style-name="ce20" table:formula="of:=IF(NOT(ISBLANK([.C79]));[.C79]-[.C78];&quot;&quot;)" office:value-type="float" office:value="1">
            <text:p>1.0</text:p>
          </table:table-cell>
          <table:table-cell table:style-name="ce26" table:formula="of:=TIME(MOD(10+ROUNDDOWN([.$C79]/4);24);MOD(15+ROUND([.$C79]/(4/60);0);60);0)" office:value-type="time" office:time-value="PT05H53M00S">
            <text:p>05:53</text:p>
          </table:table-cell>
          <table:table-cell table:style-name="ce26" table:formula="of:=TIME(MOD(10+ROUNDDOWN([.$C79]/5);24);MOD(15+ROUND([.$C79]/(5/60);0);60);0)" office:value-type="time" office:time-value="PT20H09M00S">
            <text:p>20:09</text:p>
          </table:table-cell>
          <table:table-cell table:style-name="ce26" table:formula="of:=TIME(MOD(10+ROUNDDOWN([.$C79]/6);24);MOD(15+ROUND([.$C79]/(6/60);0);60);0)" office:value-type="time" office:time-value="PT15H20M00S">
            <text:p>15:20</text:p>
          </table:table-cell>
          <table:table-cell table:style-name="ce26" table:formula="of:=TIME(MOD(10+ROUNDDOWN([.$C79]/7);24);MOD(15+ROUND([.$C79]/(7/60);0);60);0)" office:value-type="time" office:time-value="PT10H11M00S">
            <text:p>10:11</text:p>
          </table:table-cell>
          <table:table-cell table:style-name="ce30" table:formula="of:=TIME(MOD(10+ROUNDDOWN([.$C79]/8);24);MOD(15+ROUND([.$C79]/(8/60);0);60);0)" office:value-type="time" office:time-value="PT07H04M00S">
            <text:p>07:0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0]));[.C80]-[.C7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1]));[.C81]-[.C8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2]));[.C82]-[.C8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3]));[.C83]-[.C8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4]));[.C84]-[.C8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5]));[.C85]-[.C8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6]));[.C86]-[.C8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7]));[.C87]-[.C8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8]));[.C88]-[.C8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89]));[.C89]-[.C8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0]));[.C90]-[.C8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1]));[.C91]-[.C9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2]));[.C92]-[.C9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3]));[.C93]-[.C9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4]));[.C94]-[.C9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5]));[.C95]-[.C9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6]));[.C96]-[.C9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7]));[.C97]-[.C9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8]));[.C98]-[.C9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99]));[.C99]-[.C9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0]));[.C100]-[.C9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1]));[.C101]-[.C10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2]));[.C102]-[.C10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3]));[.C103]-[.C10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4]));[.C104]-[.C10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5]));[.C105]-[.C10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6]));[.C106]-[.C10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7]));[.C107]-[.C10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8]));[.C108]-[.C10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09]));[.C109]-[.C10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0]));[.C110]-[.C10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1]));[.C111]-[.C11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2]));[.C112]-[.C11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3]));[.C113]-[.C11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4]));[.C114]-[.C11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5]));[.C115]-[.C11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6]));[.C116]-[.C11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7]));[.C117]-[.C11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8]));[.C118]-[.C11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19]));[.C119]-[.C11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0]));[.C120]-[.C11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1]));[.C121]-[.C12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2]));[.C122]-[.C12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3]));[.C123]-[.C12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4]));[.C124]-[.C12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5]));[.C125]-[.C12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6]));[.C126]-[.C12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7]));[.C127]-[.C12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8]));[.C128]-[.C12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29]));[.C129]-[.C12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0]));[.C130]-[.C12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1]));[.C131]-[.C13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2]));[.C132]-[.C13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3]));[.C133]-[.C13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4]));[.C134]-[.C13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5]));[.C135]-[.C13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6]));[.C136]-[.C13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7]));[.C137]-[.C13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8]));[.C138]-[.C13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39]));[.C139]-[.C13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0]));[.C140]-[.C13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1]));[.C141]-[.C14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2]));[.C142]-[.C14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3]));[.C143]-[.C14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4]));[.C144]-[.C14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5]));[.C145]-[.C14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6]));[.C146]-[.C14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7]));[.C147]-[.C14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8]));[.C148]-[.C14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49]));[.C149]-[.C14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0]));[.C150]-[.C14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1]));[.C151]-[.C15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2]));[.C152]-[.C15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3]));[.C153]-[.C15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4]));[.C154]-[.C15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5]));[.C155]-[.C15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6]));[.C156]-[.C15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7]));[.C157]-[.C15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8]));[.C158]-[.C15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59]));[.C159]-[.C15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0]));[.C160]-[.C15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1]));[.C161]-[.C16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2]));[.C162]-[.C16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3]));[.C163]-[.C16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4]));[.C164]-[.C16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5]));[.C165]-[.C16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6]));[.C166]-[.C16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7]));[.C167]-[.C16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8]));[.C168]-[.C16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69]));[.C169]-[.C16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0]));[.C170]-[.C16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1]));[.C171]-[.C17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2]));[.C172]-[.C17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3]));[.C173]-[.C17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4]));[.C174]-[.C17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5]));[.C175]-[.C17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6]));[.C176]-[.C17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7]));[.C177]-[.C17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8]));[.C178]-[.C17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79]));[.C179]-[.C17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0]));[.C180]-[.C17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1]));[.C181]-[.C18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2]));[.C182]-[.C18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3]));[.C183]-[.C18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4]));[.C184]-[.C18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5]));[.C185]-[.C18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6]));[.C186]-[.C18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7]));[.C187]-[.C18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8]));[.C188]-[.C18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89]));[.C189]-[.C18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0]));[.C190]-[.C18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1]));[.C191]-[.C19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2]));[.C192]-[.C19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3]));[.C193]-[.C19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4]));[.C194]-[.C193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5]));[.C195]-[.C194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6]));[.C196]-[.C195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7]));[.C197]-[.C196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8]));[.C198]-[.C197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199]));[.C199]-[.C198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200]));[.C200]-[.C199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201]));[.C201]-[.C200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202]));[.C202]-[.C201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203]));[.C203]-[.C202]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style-name="ce21" table:formula="of:=IF(NOT(ISBLANK([.C204]));[.C204]-[.C203];&quot;&quot;)">
            <text:p/>
          </table:table-cell>
          <table:table-cell table:number-columns-repeated="1020"/>
        </table:table-row>
        <table:table-row table:style-name="ro1" table:number-rows-repeated="55">
          <table:table-cell table:number-columns-repeated="2"/>
          <table:table-cell table:style-name="ce21" table:number-columns-repeated="2"/>
          <table:table-cell table:number-columns-repeated="1020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adornments="Normálne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žltá" style:family="table-cell" style:parent-style-name="Default">
      <style:table-cell-properties fo:background-color="#ffff66"/>
    </style:style>
    <style:style style:name="zelená" style:family="table-cell" style:parent-style-name="Default">
      <style:table-cell-properties fo:background-color="#3deb3d"/>
    </style:style>
    <style:style style:name="červená" style:family="table-cell" style:parent-style-name="Default">
      <style:table-cell-properties fo:background-color="#ff3333"/>
    </style:style>
    <style:style style:name="modrá" style:family="table-cell" style:parent-style-name="Default">
      <style:table-cell-properties fo:background-color="#0099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nza Blazek</meta:initial-creator>
    <meta:creation-date>2014-04-21T12:58:19</meta:creation-date>
    <dc:date>2014-04-21T12:58:47</dc:date>
    <dc:creator>Honza Blazek</dc:creator>
    <meta:editing-duration>P0D</meta:editing-duration>
    <meta:editing-cycles>1</meta:editing-cycles>
    <meta:document-statistic meta:table-count="3" meta:cell-count="961" meta:object-count="0"/>
    <meta:generator>LibreOffice/3.5$Linux_X86_64 LibreOffice_project/350m1$Build-413</meta:generator>
  </office:meta>
</office:document-meta>
</file>